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5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313" calcext:value-type="float">
            <text:p><text:s text:c="3"/>313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311" calcext:value-type="float">
            <text:p><text:s text:c="3"/>31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529" calcext:value-type="float">
            <text:p><text:s text:c="3"/>529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81" calcext:value-type="float">
            <text:p><text:s text:c="3"/>48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  <text:p>截至9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1232" calcext:value-type="float">
            <text:p><text:s text:c="3"/>181,232</text:p>
          </table:table-cell>
          <table:table-cell table:style-name="ce35" office:value-type="float" office:value="164267" calcext:value-type="float">
            <text:p><text:s text:c="3"/>164,267</text:p>
          </table:table-cell>
          <table:table-cell table:style-name="ce35" office:value-type="float" office:value="7055" calcext:value-type="float">
            <text:p><text:s text:c="3"/>7,055</text:p>
          </table:table-cell>
          <table:table-cell table:style-name="ce35" office:value-type="float" office:value="5652" calcext:value-type="float">
            <text:p><text:s text:c="3"/>5,652</text:p>
          </table:table-cell>
          <table:table-cell table:style-name="ce35" office:value-type="float" office:value="1403" calcext:value-type="float">
            <text:p><text:s text:c="3"/>1,403</text:p>
          </table:table-cell>
          <table:table-cell table:style-name="ce35" office:value-type="float" office:value="9910" calcext:value-type="float">
            <text:p><text:s text:c="3"/>9,910</text:p>
          </table:table-cell>
          <table:table-cell table:style-name="ce35" office:value-type="float" office:value="6564" calcext:value-type="float">
            <text:p><text:s text:c="3"/>6,564</text:p>
          </table:table-cell>
          <table:table-cell table:style-name="ce35" office:value-type="float" office:value="3346" calcext:value-type="float">
            <text:p><text:s text:c="3"/>3,346</text:p>
          </table:table-cell>
          <table:table-cell table:style-name="ce35" office:value-type="float" office:value="176540" calcext:value-type="float">
            <text:p><text:s text:c="3"/>176,540</text:p>
          </table:table-cell>
          <table:table-cell table:style-name="ce35" office:value-type="float" office:value="160019" calcext:value-type="float">
            <text:p><text:s text:c="3"/>160,019</text:p>
          </table:table-cell>
          <table:table-cell table:style-name="ce35" office:value-type="float" office:value="6873" calcext:value-type="float">
            <text:p><text:s text:c="3"/>6,873</text:p>
          </table:table-cell>
          <table:table-cell table:style-name="ce35" office:value-type="float" office:value="5650" calcext:value-type="float">
            <text:p><text:s text:c="3"/>5,650</text:p>
          </table:table-cell>
          <table:table-cell table:style-name="ce35" office:value-type="float" office:value="1223" calcext:value-type="float">
            <text:p><text:s text:c="3"/>1,223</text:p>
          </table:table-cell>
          <table:table-cell table:style-name="ce35" office:value-type="float" office:value="9648" calcext:value-type="float">
            <text:p><text:s text:c="3"/>9,648</text:p>
          </table:table-cell>
          <table:table-cell table:style-name="ce35" office:value-type="float" office:value="6442" calcext:value-type="float">
            <text:p><text:s text:c="3"/>6,442</text:p>
          </table:table-cell>
          <table:table-cell table:style-name="ce35" office:value-type="float" office:value="3206" calcext:value-type="float">
            <text:p><text:s text:c="3"/>3,206</text:p>
          </table:table-cell>
          <table:table-cell table:style-name="ce35" office:value-type="float" office:value="4692" calcext:value-type="float">
            <text:p><text:s text:c="3"/>4,692</text:p>
          </table:table-cell>
          <table:table-cell table:style-name="ce35" office:value-type="float" office:value="4248" calcext:value-type="float">
            <text:p><text:s text:c="3"/>4,248</text:p>
          </table:table-cell>
          <table:table-cell table:style-name="ce35" office:value-type="float" office:value="182" calcext:value-type="float">
            <text:p><text:s text:c="3"/>182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80" calcext:value-type="float">
            <text:p><text:s text:c="3"/>180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69" office:value-type="float" office:value="140" calcext:value-type="float">
            <text:p><text:s text:c="3"/>14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9852" calcext:value-type="float">
            <text:p><text:s text:c="3"/>89,852</text:p>
          </table:table-cell>
          <table:table-cell table:style-name="ce36" office:value-type="float" office:value="84228" calcext:value-type="float">
            <text:p><text:s text:c="3"/>84,228</text:p>
          </table:table-cell>
          <table:table-cell table:style-name="ce36" office:value-type="float" office:value="1744" calcext:value-type="float">
            <text:p><text:s text:c="3"/>1,744</text:p>
          </table:table-cell>
          <table:table-cell table:style-name="ce36" office:value-type="float" office:value="1104" calcext:value-type="float">
            <text:p><text:s text:c="3"/>1,104</text:p>
          </table:table-cell>
          <table:table-cell table:style-name="ce36" office:value-type="float" office:value="640" calcext:value-type="float">
            <text:p><text:s text:c="3"/>640</text:p>
          </table:table-cell>
          <table:table-cell table:style-name="ce36" office:value-type="float" office:value="3880" calcext:value-type="float">
            <text:p><text:s text:c="3"/>3,880</text:p>
          </table:table-cell>
          <table:table-cell table:style-name="ce36" office:value-type="float" office:value="1174" calcext:value-type="float">
            <text:p><text:s text:c="3"/>1,174</text:p>
          </table:table-cell>
          <table:table-cell table:style-name="ce36" office:value-type="float" office:value="2706" calcext:value-type="float">
            <text:p><text:s text:c="3"/>2,706</text:p>
          </table:table-cell>
          <table:table-cell table:style-name="ce36" office:value-type="float" office:value="88270" calcext:value-type="float">
            <text:p><text:s text:c="3"/>88,270</text:p>
          </table:table-cell>
          <table:table-cell table:style-name="ce36" office:value-type="float" office:value="82887" calcext:value-type="float">
            <text:p><text:s text:c="3"/>82,887</text:p>
          </table:table-cell>
          <table:table-cell table:style-name="ce36" office:value-type="float" office:value="1665" calcext:value-type="float">
            <text:p><text:s text:c="3"/>1,665</text:p>
          </table:table-cell>
          <table:table-cell table:style-name="ce36" office:value-type="float" office:value="1104" calcext:value-type="float">
            <text:p><text:s text:c="3"/>1,104</text:p>
          </table:table-cell>
          <table:table-cell table:style-name="ce36" office:value-type="float" office:value="561" calcext:value-type="float">
            <text:p><text:s text:c="3"/>561</text:p>
          </table:table-cell>
          <table:table-cell table:style-name="ce36" office:value-type="float" office:value="3718" calcext:value-type="float">
            <text:p><text:s text:c="3"/>3,718</text:p>
          </table:table-cell>
          <table:table-cell table:style-name="ce36" office:value-type="float" office:value="1123" calcext:value-type="float">
            <text:p><text:s text:c="3"/>1,123</text:p>
          </table:table-cell>
          <table:table-cell table:style-name="ce36" office:value-type="float" office:value="2595" calcext:value-type="float">
            <text:p><text:s text:c="3"/>2,595</text:p>
          </table:table-cell>
          <table:table-cell table:style-name="ce36" office:value-type="float" office:value="1582" calcext:value-type="float">
            <text:p><text:s text:c="3"/>1,582</text:p>
          </table:table-cell>
          <table:table-cell table:style-name="ce36" office:value-type="float" office:value="1341" calcext:value-type="float">
            <text:p><text:s text:c="3"/>1,341</text:p>
          </table:table-cell>
          <table:table-cell table:style-name="ce36" office:value-type="float" office:value="79" calcext:value-type="float">
            <text:p><text:s text:c="3"/>7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9" calcext:value-type="float">
            <text:p><text:s text:c="3"/>79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70" office:value-type="float" office:value="111" calcext:value-type="float">
            <text:p><text:s text:c="3"/>111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1380" calcext:value-type="float">
            <text:p><text:s text:c="3"/>91,380</text:p>
          </table:table-cell>
          <table:table-cell table:style-name="ce36" office:value-type="float" office:value="80039" calcext:value-type="float">
            <text:p><text:s text:c="3"/>80,039</text:p>
          </table:table-cell>
          <table:table-cell table:style-name="ce36" office:value-type="float" office:value="5311" calcext:value-type="float">
            <text:p><text:s text:c="3"/>5,311</text:p>
          </table:table-cell>
          <table:table-cell table:style-name="ce36" office:value-type="float" office:value="4548" calcext:value-type="float">
            <text:p><text:s text:c="3"/>4,548</text:p>
          </table:table-cell>
          <table:table-cell table:style-name="ce36" office:value-type="float" office:value="763" calcext:value-type="float">
            <text:p><text:s text:c="3"/>763</text:p>
          </table:table-cell>
          <table:table-cell table:style-name="ce36" office:value-type="float" office:value="6030" calcext:value-type="float">
            <text:p><text:s text:c="3"/>6,030</text:p>
          </table:table-cell>
          <table:table-cell table:style-name="ce36" office:value-type="float" office:value="5390" calcext:value-type="float">
            <text:p><text:s text:c="3"/>5,390</text:p>
          </table:table-cell>
          <table:table-cell table:style-name="ce36" office:value-type="float" office:value="640" calcext:value-type="float">
            <text:p><text:s text:c="3"/>640</text:p>
          </table:table-cell>
          <table:table-cell table:style-name="ce36" office:value-type="float" office:value="88270" calcext:value-type="float">
            <text:p><text:s text:c="3"/>88,270</text:p>
          </table:table-cell>
          <table:table-cell table:style-name="ce36" office:value-type="float" office:value="77132" calcext:value-type="float">
            <text:p><text:s text:c="3"/>77,132</text:p>
          </table:table-cell>
          <table:table-cell table:style-name="ce36" office:value-type="float" office:value="5208" calcext:value-type="float">
            <text:p><text:s text:c="3"/>5,208</text:p>
          </table:table-cell>
          <table:table-cell table:style-name="ce36" office:value-type="float" office:value="4546" calcext:value-type="float">
            <text:p><text:s text:c="3"/>4,546</text:p>
          </table:table-cell>
          <table:table-cell table:style-name="ce36" office:value-type="float" office:value="662" calcext:value-type="float">
            <text:p><text:s text:c="3"/>662</text:p>
          </table:table-cell>
          <table:table-cell table:style-name="ce36" office:value-type="float" office:value="5930" calcext:value-type="float">
            <text:p><text:s text:c="3"/>5,930</text:p>
          </table:table-cell>
          <table:table-cell table:style-name="ce36" office:value-type="float" office:value="5319" calcext:value-type="float">
            <text:p><text:s text:c="3"/>5,319</text:p>
          </table:table-cell>
          <table:table-cell table:style-name="ce36" office:value-type="float" office:value="611" calcext:value-type="float">
            <text:p><text:s text:c="3"/>611</text:p>
          </table:table-cell>
          <table:table-cell table:style-name="ce36" office:value-type="float" office:value="3110" calcext:value-type="float">
            <text:p><text:s text:c="3"/>3,110</text:p>
          </table:table-cell>
          <table:table-cell table:style-name="ce36" office:value-type="float" office:value="2907" calcext:value-type="float">
            <text:p><text:s text:c="3"/>2,907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793" calcext:value-type="float">
            <text:p><text:s text:c="3"/>793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790" calcext:value-type="float">
            <text:p><text:s text:c="3"/>790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style-name="ce37" office:value-type="float" office:value="378" calcext:value-type="float">
            <text:p><text:s text:c="3"/>37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560" calcext:value-type="float">
            <text:p><text:s text:c="3"/>9,56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726" calcext:value-type="float">
            <text:p><text:s text:c="3"/>726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682" calcext:value-type="float">
            <text:p><text:s text:c="3"/>682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style-name="ce38" office:value-type="float" office:value="5986" calcext:value-type="float">
            <text:p><text:s text:c="3"/>5,98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850" calcext:value-type="float">
            <text:p><text:s text:c="3"/>5,850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01" calcext:value-type="float">
            <text:p><text:s text:c="3"/>50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859" calcext:value-type="float">
            <text:p><text:s text:c="3"/>859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668" calcext:value-type="float">
            <text:p><text:s text:c="3"/>668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783" calcext:value-type="float">
            <text:p><text:s text:c="3"/>783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773" calcext:value-type="float">
            <text:p><text:s text:c="3"/>77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467" calcext:value-type="float">
            <text:p><text:s text:c="3"/>46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595" calcext:value-type="float">
            <text:p><text:s text:c="3"/>595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style-name="ce37" office:value-type="float" office:value="483" calcext:value-type="float">
            <text:p><text:s text:c="3"/>48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693" calcext:value-type="float">
            <text:p><text:s text:c="3"/>69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682" calcext:value-type="float">
            <text:p><text:s text:c="3"/>68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18.6125064957561" calcext:value-type="float">
            <text:p>–18.61</text:p>
          </table:table-cell>
          <table:table-cell table:style-name="ce39" office:value-type="float" office:value="-22.8516430633851" calcext:value-type="float">
            <text:p>–22.85</text:p>
          </table:table-cell>
          <table:table-cell table:style-name="ce39" office:value-type="float" office:value="137.239583333333" calcext:value-type="float">
            <text:p>137.24</text:p>
          </table:table-cell>
          <table:table-cell table:style-name="ce39" office:value-type="float" office:value="167.361111111111" calcext:value-type="float">
            <text:p>167.36</text:p>
          </table:table-cell>
          <table:table-cell table:style-name="ce39" office:value-type="float" office:value="46.875" calcext:value-type="float">
            <text:p>46.88</text:p>
          </table:table-cell>
          <table:table-cell table:style-name="ce39" office:value-type="float" office:value="18.1102362204724" calcext:value-type="float">
            <text:p>18.11</text:p>
          </table:table-cell>
          <table:table-cell table:style-name="ce39" office:value-type="float" office:value="11.09375" calcext:value-type="float">
            <text:p>11.09</text:p>
          </table:table-cell>
          <table:table-cell table:style-name="ce39" office:value-type="float" office:value="36.144578313253" calcext:value-type="float">
            <text:p>36.14</text:p>
          </table:table-cell>
          <table:table-cell table:style-name="ce39" office:value-type="float" office:value="-19.5506607929515" calcext:value-type="float">
            <text:p>–19.55</text:p>
          </table:table-cell>
          <table:table-cell table:style-name="ce39" office:value-type="float" office:value="-23.7264415002799" calcext:value-type="float">
            <text:p>–23.73</text:p>
          </table:table-cell>
          <table:table-cell table:style-name="ce39" office:value-type="float" office:value="132.114882506527" calcext:value-type="float">
            <text:p>132.11</text:p>
          </table:table-cell>
          <table:table-cell table:style-name="ce39" office:value-type="float" office:value="168.292682926829" calcext:value-type="float">
            <text:p>168.29</text:p>
          </table:table-cell>
          <table:table-cell table:style-name="ce39" office:value-type="float" office:value="23.9583333333333" calcext:value-type="float">
            <text:p>23.96</text:p>
          </table:table-cell>
          <table:table-cell table:style-name="ce39" office:value-type="float" office:value="16.1180476730988" calcext:value-type="float">
            <text:p>16.12</text:p>
          </table:table-cell>
          <table:table-cell table:style-name="ce39" office:value-type="float" office:value="9.26216640502355" calcext:value-type="float">
            <text:p>9.26</text:p>
          </table:table-cell>
          <table:table-cell table:style-name="ce39" office:value-type="float" office:value="34.0163934426229" calcext:value-type="float">
            <text:p>34.02</text:p>
          </table:table-cell>
          <table:table-cell table:style-name="ce39" office:value-type="float" office:value="35.7142857142857" calcext:value-type="float">
            <text:p>35.71</text:p>
          </table:table-cell>
          <table:table-cell table:style-name="ce39" office:value-type="float" office:value="26.1096605744125" calcext:value-type="float">
            <text:p>26.11</text:p>
          </table:table-cell>
          <table:table-cell table:style-name="ce39" office:value-type="float" office:value="2100" calcext:value-type="float">
            <text:p>2,100.00</text:p>
          </table:table-cell>
          <table:table-cell table:style-name="ce39" office:value-type="float" office:value="-100" calcext:value-type="float">
            <text:p>–10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237.5" calcext:value-type="float">
            <text:p>237.50</text:p>
          </table:table-cell>
          <table:table-cell table:style-name="ce39" office:value-type="float" office:value="400" calcext:value-type="float">
            <text:p>400.00</text:p>
          </table:table-cell>
          <table:table-cell table:style-name="ce39" office:value-type="float" office:value="140" calcext:value-type="float">
            <text:p>140.00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18.6746987951807" calcext:value-type="float">
            <text:p>–18.67</text:p>
          </table:table-cell>
          <table:table-cell table:style-name="ce40" office:value-type="float" office:value="-21.1179561514767" calcext:value-type="float">
            <text:p>–21.12</text:p>
          </table:table-cell>
          <table:table-cell table:style-name="ce40" office:value-type="float" office:value="136.95652173913" calcext:value-type="float">
            <text:p>136.96</text:p>
          </table:table-cell>
          <table:table-cell table:style-name="ce40" office:value-type="float" office:value="196.153846153846" calcext:value-type="float">
            <text:p>196.15</text:p>
          </table:table-cell>
          <table:table-cell table:style-name="ce40" office:value-type="float" office:value="60" calcext:value-type="float">
            <text:p>60.00</text:p>
          </table:table-cell>
          <table:table-cell table:style-name="ce40" office:value-type="float" office:value="20.3703703703704" calcext:value-type="float">
            <text:p>20.37</text:p>
          </table:table-cell>
          <table:table-cell table:style-name="ce40" office:value-type="float" office:value="10.6194690265487" calcext:value-type="float">
            <text:p>10.62</text:p>
          </table:table-cell>
          <table:table-cell table:style-name="ce40" office:value-type="float" office:value="25.5924170616114" calcext:value-type="float">
            <text:p>25.59</text:p>
          </table:table-cell>
          <table:table-cell table:style-name="ce40" office:value-type="float" office:value="-19.5506607929515" calcext:value-type="float">
            <text:p>–19.55</text:p>
          </table:table-cell>
          <table:table-cell table:style-name="ce40" office:value-type="float" office:value="-21.8392906115733" calcext:value-type="float">
            <text:p>–21.84</text:p>
          </table:table-cell>
          <table:table-cell table:style-name="ce40" office:value-type="float" office:value="125" calcext:value-type="float">
            <text:p>125.00</text:p>
          </table:table-cell>
          <table:table-cell table:style-name="ce40" office:value-type="float" office:value="196.153846153846" calcext:value-type="float">
            <text:p>196.15</text:p>
          </table:table-cell>
          <table:table-cell table:style-name="ce40" office:value-type="float" office:value="32.5" calcext:value-type="float">
            <text:p>32.50</text:p>
          </table:table-cell>
          <table:table-cell table:style-name="ce40" office:value-type="float" office:value="17.2413793103448" calcext:value-type="float">
            <text:p>17.24</text:p>
          </table:table-cell>
          <table:table-cell table:style-name="ce40" office:value-type="float" office:value="6.25" calcext:value-type="float">
            <text:p>6.25</text:p>
          </table:table-cell>
          <table:table-cell table:style-name="ce40" office:value-type="float" office:value="23.1884057971014" calcext:value-type="float">
            <text:p>23.19</text:p>
          </table:table-cell>
          <table:table-cell table:style-name="ce40" office:value-type="float" office:value="76.9230769230769" calcext:value-type="float">
            <text:p>76.92</text:p>
          </table:table-cell>
          <table:table-cell table:style-name="ce40" office:value-type="float" office:value="58.5858585858586" calcext:value-type="float">
            <text:p>58.59</text:p>
          </table:table-cell>
          <table:table-cell table:number-columns-repeated="3" table:style-name="ce40" office:value-type="string" calcext:value-type="string">
            <text:p>--</text:p>
          </table:table-cell>
          <table:table-cell table:style-name="ce40" office:value-type="float" office:value="220" calcext:value-type="float">
            <text:p>220.00</text:p>
          </table:table-cell>
          <table:table-cell table:style-name="ce40" office:value-type="float" office:value="500" calcext:value-type="float">
            <text:p>500.00</text:p>
          </table:table-cell>
          <table:table-cell table:style-name="ce73" office:value-type="float" office:value="150" calcext:value-type="float">
            <text:p>15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18.5512974737927" calcext:value-type="float">
            <text:p>–18.55</text:p>
          </table:table-cell>
          <table:table-cell table:style-name="ce41" office:value-type="float" office:value="-24.6266580094611" calcext:value-type="float">
            <text:p>–24.63</text:p>
          </table:table-cell>
          <table:table-cell table:style-name="ce41" office:value-type="float" office:value="137.328767123288" calcext:value-type="float">
            <text:p>137.33</text:p>
          </table:table-cell>
          <table:table-cell table:style-name="ce41" office:value-type="float" office:value="161.016949152542" calcext:value-type="float">
            <text:p>161.02</text:p>
          </table:table-cell>
          <table:table-cell table:style-name="ce41" office:value-type="float" office:value="37.5" calcext:value-type="float">
            <text:p>37.50</text:p>
          </table:table-cell>
          <table:table-cell table:style-name="ce41" office:value-type="float" office:value="16.8141592920354" calcext:value-type="float">
            <text:p>16.81</text:p>
          </table:table-cell>
          <table:table-cell table:style-name="ce41" office:value-type="float" office:value="11.1954459203036" calcext:value-type="float">
            <text:p>11.20</text:p>
          </table:table-cell>
          <table:table-cell table:style-name="ce41" office:value-type="float" office:value="94.7368421052632" calcext:value-type="float">
            <text:p>94.74</text:p>
          </table:table-cell>
          <table:table-cell table:style-name="ce41" office:value-type="float" office:value="-19.5506607929515" calcext:value-type="float">
            <text:p>–19.55</text:p>
          </table:table-cell>
          <table:table-cell table:style-name="ce41" office:value-type="float" office:value="-25.6930551586167" calcext:value-type="float">
            <text:p>–25.69</text:p>
          </table:table-cell>
          <table:table-cell table:style-name="ce41" office:value-type="float" office:value="134.364261168385" calcext:value-type="float">
            <text:p>134.36</text:p>
          </table:table-cell>
          <table:table-cell table:style-name="ce41" office:value-type="float" office:value="162.127659574468" calcext:value-type="float">
            <text:p>162.13</text:p>
          </table:table-cell>
          <table:table-cell table:style-name="ce41" office:value-type="float" office:value="17.8571428571429" calcext:value-type="float">
            <text:p>17.86</text:p>
          </table:table-cell>
          <table:table-cell table:style-name="ce41" office:value-type="float" office:value="15.4804270462633" calcext:value-type="float">
            <text:p>15.48</text:p>
          </table:table-cell>
          <table:table-cell table:style-name="ce41" office:value-type="float" office:value="9.90476190476191" calcext:value-type="float">
            <text:p>9.90</text:p>
          </table:table-cell>
          <table:table-cell table:style-name="ce41" office:value-type="float" office:value="94.5945945945946" calcext:value-type="float">
            <text:p>94.59</text:p>
          </table:table-cell>
          <table:table-cell table:style-name="ce41" office:value-type="float" office:value="20.8333333333333" calcext:value-type="float">
            <text:p>20.83</text:p>
          </table:table-cell>
          <table:table-cell table:style-name="ce41" office:value-type="float" office:value="14.7887323943662" calcext:value-type="float">
            <text:p>14.79</text:p>
          </table:table-cell>
          <table:table-cell table:style-name="ce41" office:value-type="float" office:value="1000" calcext:value-type="float">
            <text:p>1,000.00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266.666666666667" calcext:value-type="float">
            <text:p>266.67</text:p>
          </table:table-cell>
          <table:table-cell table:style-name="ce41" office:value-type="float" office:value="350" calcext:value-type="float">
            <text:p>350.00</text:p>
          </table:table-cell>
          <table:table-cell table:style-name="ce41" office:value-type="float" office:value="100" calcext:value-type="float">
            <text:p>100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23.3040283427372" calcext:value-type="float">
            <text:p>23.30</text:p>
          </table:table-cell>
          <table:table-cell table:style-name="ce42" office:value-type="float" office:value="25.6006566184152" calcext:value-type="float">
            <text:p>25.60</text:p>
          </table:table-cell>
          <table:table-cell table:style-name="ce42" office:value-type="float" office:value="17.8525226390686" calcext:value-type="float">
            <text:p>17.85</text:p>
          </table:table-cell>
          <table:table-cell table:style-name="ce42" office:value-type="float" office:value="19.1950464396285" calcext:value-type="float">
            <text:p>19.20</text:p>
          </table:table-cell>
          <table:table-cell table:style-name="ce42" office:value-type="float" office:value="11.0236220472441" calcext:value-type="float">
            <text:p>11.02</text:p>
          </table:table-cell>
          <table:table-cell table:style-name="ce42" office:value-type="float" office:value="-1.59325210871603" calcext:value-type="float">
            <text:p>–1.59</text:p>
          </table:table-cell>
          <table:table-cell table:style-name="ce42" office:value-type="float" office:value="-8.9628681177977" calcext:value-type="float">
            <text:p>–8.96</text:p>
          </table:table-cell>
          <table:table-cell table:style-name="ce42" office:value-type="float" office:value="18.5314685314685" calcext:value-type="float">
            <text:p>18.53</text:p>
          </table:table-cell>
          <table:table-cell table:style-name="ce42" office:value-type="float" office:value="24.0456459720147" calcext:value-type="float">
            <text:p>24.05</text:p>
          </table:table-cell>
          <table:table-cell table:style-name="ce42" office:value-type="float" office:value="26.4012369540008" calcext:value-type="float">
            <text:p>26.40</text:p>
          </table:table-cell>
          <table:table-cell table:style-name="ce42" office:value-type="float" office:value="17.1277997364954" calcext:value-type="float">
            <text:p>17.13</text:p>
          </table:table-cell>
          <table:table-cell table:style-name="ce42" office:value-type="float" office:value="19.1950464396285" calcext:value-type="float">
            <text:p>19.20</text:p>
          </table:table-cell>
          <table:table-cell table:style-name="ce42" office:value-type="float" office:value="5.30973451327434" calcext:value-type="float">
            <text:p>5.31</text:p>
          </table:table-cell>
          <table:table-cell table:style-name="ce42" office:value-type="float" office:value="-0.486381322957198" calcext:value-type="float">
            <text:p>–0.49</text:p>
          </table:table-cell>
          <table:table-cell table:style-name="ce42" office:value-type="float" office:value="-7.93650793650794" calcext:value-type="float">
            <text:p>–7.94</text:p>
          </table:table-cell>
          <table:table-cell table:style-name="ce42" office:value-type="float" office:value="20.2205882352941" calcext:value-type="float">
            <text:p>20.22</text:p>
          </table:table-cell>
          <table:table-cell table:style-name="ce42" office:value-type="float" office:value="2.30769230769231" calcext:value-type="float">
            <text:p>2.31</text:p>
          </table:table-cell>
          <table:table-cell table:style-name="ce42" office:value-type="float" office:value="3.42612419700214" calcext:value-type="float">
            <text:p>3.43</text:p>
          </table:table-cell>
          <table:table-cell table:style-name="ce42" office:value-type="float" office:value="57.1428571428571" calcext:value-type="float">
            <text:p>57.14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57.1428571428571" calcext:value-type="float">
            <text:p>57.14</text:p>
          </table:table-cell>
          <table:table-cell table:style-name="ce42" office:value-type="float" office:value="-30.7692307692308" calcext:value-type="float">
            <text:p>–30.77</text:p>
          </table:table-cell>
          <table:table-cell table:style-name="ce42" office:value-type="float" office:value="-40" calcext:value-type="float">
            <text:p>–40.00</text:p>
          </table:table-cell>
          <table:table-cell table:style-name="ce42" office:value-type="float" office:value="-14.2857142857143" calcext:value-type="float">
            <text:p>–14.29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23.4919793185735" calcext:value-type="float">
            <text:p>23.49</text:p>
          </table:table-cell>
          <table:table-cell table:style-name="ce43" office:value-type="float" office:value="24.031339031339" calcext:value-type="float">
            <text:p>24.03</text:p>
          </table:table-cell>
          <table:table-cell table:style-name="ce43" office:value-type="float" office:value="22.4719101123595" calcext:value-type="float">
            <text:p>22.47</text:p>
          </table:table-cell>
          <table:table-cell table:style-name="ce43" office:value-type="float" office:value="20.3125" calcext:value-type="float">
            <text:p>20.31</text:p>
          </table:table-cell>
          <table:table-cell table:style-name="ce43" office:value-type="float" office:value="28" calcext:value-type="float">
            <text:p>28.00</text:p>
          </table:table-cell>
          <table:table-cell table:style-name="ce43" office:value-type="float" office:value="13.0434782608696" calcext:value-type="float">
            <text:p>13.04</text:p>
          </table:table-cell>
          <table:table-cell table:style-name="ce43" office:value-type="float" office:value="3.30578512396694" calcext:value-type="float">
            <text:p>3.31</text:p>
          </table:table-cell>
          <table:table-cell table:style-name="ce43" office:value-type="float" office:value="18.3035714285714" calcext:value-type="float">
            <text:p>18.30</text:p>
          </table:table-cell>
          <table:table-cell table:style-name="ce43" office:value-type="float" office:value="24.0456459720147" calcext:value-type="float">
            <text:p>24.05</text:p>
          </table:table-cell>
          <table:table-cell table:style-name="ce43" office:value-type="float" office:value="24.6537396121884" calcext:value-type="float">
            <text:p>24.65</text:p>
          </table:table-cell>
          <table:table-cell table:style-name="ce43" office:value-type="float" office:value="17.6136363636364" calcext:value-type="float">
            <text:p>17.61</text:p>
          </table:table-cell>
          <table:table-cell table:style-name="ce43" office:value-type="float" office:value="20.3125" calcext:value-type="float">
            <text:p>20.31</text:p>
          </table:table-cell>
          <table:table-cell table:style-name="ce43" office:value-type="float" office:value="10.4166666666667" calcext:value-type="float">
            <text:p>10.42</text:p>
          </table:table-cell>
          <table:table-cell table:style-name="ce43" office:value-type="float" office:value="14.7239263803681" calcext:value-type="float">
            <text:p>14.72</text:p>
          </table:table-cell>
          <table:table-cell table:style-name="ce43" office:value-type="float" office:value="6.25" calcext:value-type="float">
            <text:p>6.25</text:p>
          </table:table-cell>
          <table:table-cell table:style-name="ce43" office:value-type="float" office:value="19.1588785046729" calcext:value-type="float">
            <text:p>19.16</text:p>
          </table:table-cell>
          <table:table-cell table:style-name="ce43" office:value-type="float" office:value="1.0989010989011" calcext:value-type="float">
            <text:p>1.10</text:p>
          </table:table-cell>
          <table:table-cell table:style-name="ce43" office:value-type="float" office:value="-2.48447204968944" calcext:value-type="float">
            <text:p>–2.48</text:p>
          </table:table-cell>
          <table:table-cell table:style-name="ce43" office:value-type="float" office:value="450" calcext:value-type="float">
            <text:p>450.00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450" calcext:value-type="float">
            <text:p>450.00</text:p>
          </table:table-cell>
          <table:table-cell table:style-name="ce43" office:value-type="float" office:value="-15.7894736842105" calcext:value-type="float">
            <text:p>–15.79</text:p>
          </table:table-cell>
          <table:table-cell table:style-name="ce43" office:value-type="float" office:value="-33.3333333333333" calcext:value-type="float">
            <text:p>–33.33</text:p>
          </table:table-cell>
          <table:table-cell table:style-name="ce74" office:value-type="float" office:value="0" calcext:value-type="float">
            <text:p>—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23.1198856994415" calcext:value-type="float">
            <text:p>23.12</text:p>
          </table:table-cell>
          <table:table-cell table:style-name="ce41" office:value-type="float" office:value="27.326856784707" calcext:value-type="float">
            <text:p>27.33</text:p>
          </table:table-cell>
          <table:table-cell table:style-name="ce41" office:value-type="float" office:value="16.4705882352941" calcext:value-type="float">
            <text:p>16.47</text:p>
          </table:table-cell>
          <table:table-cell table:style-name="ce41" office:value-type="float" office:value="18.9189189189189" calcext:value-type="float">
            <text:p>18.9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8.58725761772853" calcext:value-type="float">
            <text:p>–8.59</text:p>
          </table:table-cell>
          <table:table-cell table:style-name="ce41" office:value-type="float" office:value="-11.2121212121212" calcext:value-type="float">
            <text:p>–11.21</text:p>
          </table:table-cell>
          <table:table-cell table:style-name="ce41" office:value-type="float" office:value="19.3548387096774" calcext:value-type="float">
            <text:p>19.35</text:p>
          </table:table-cell>
          <table:table-cell table:style-name="ce41" office:value-type="float" office:value="24.0456459720147" calcext:value-type="float">
            <text:p>24.05</text:p>
          </table:table-cell>
          <table:table-cell table:style-name="ce41" office:value-type="float" office:value="28.3739302172482" calcext:value-type="float">
            <text:p>28.37</text:p>
          </table:table-cell>
          <table:table-cell table:style-name="ce41" office:value-type="float" office:value="16.9811320754717" calcext:value-type="float">
            <text:p>16.98</text:p>
          </table:table-cell>
          <table:table-cell table:style-name="ce41" office:value-type="float" office:value="18.9189189189189" calcext:value-type="float">
            <text:p>18.92</text:p>
          </table:table-cell>
          <table:table-cell table:style-name="ce41" office:value-type="float" office:value="1.53846153846154" calcext:value-type="float">
            <text:p>1.54</text:p>
          </table:table-cell>
          <table:table-cell table:style-name="ce41" office:value-type="float" office:value="-7.54985754985755" calcext:value-type="float">
            <text:p>–7.55</text:p>
          </table:table-cell>
          <table:table-cell table:style-name="ce41" office:value-type="float" office:value="-10.4037267080745" calcext:value-type="float">
            <text:p>–10.40</text:p>
          </table:table-cell>
          <table:table-cell table:style-name="ce41" office:value-type="float" office:value="24.1379310344828" calcext:value-type="float">
            <text:p>24.14</text:p>
          </table:table-cell>
          <table:table-cell table:style-name="ce41" office:value-type="float" office:value="2.9585798816568" calcext:value-type="float">
            <text:p>2.96</text:p>
          </table:table-cell>
          <table:table-cell table:style-name="ce41" office:value-type="float" office:value="6.5359477124183" calcext:value-type="float">
            <text:p>6.54</text:p>
          </table:table-cell>
          <table:table-cell table:style-name="ce41" office:value-type="float" office:value="-8.33333333333333" calcext:value-type="float">
            <text:p>–8.33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8.33333333333333" calcext:value-type="float">
            <text:p>–8.33</text:p>
          </table:table-cell>
          <table:table-cell table:style-name="ce41" office:value-type="float" office:value="-45" calcext:value-type="float">
            <text:p>–45.00</text:p>
          </table:table-cell>
          <table:table-cell table:style-name="ce41" office:value-type="float" office:value="-43.75" calcext:value-type="float">
            <text:p>–43.75</text:p>
          </table:table-cell>
          <table:table-cell table:style-name="ce41" office:value-type="float" office:value="-50" calcext:value-type="float">
            <text:p>–5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5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2年9月份" calcext:value-type="string">
              <text:p><text:s/>中華民國112年9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8794" calcext:value-type="float">
            <text:p><text:s text:c="3"/>18,794</text:p>
          </table:table-cell>
          <table:table-cell table:style-name="ce98" office:value-type="float" office:value="16833" calcext:value-type="float">
            <text:p><text:s text:c="3"/>16,833</text:p>
          </table:table-cell>
          <table:table-cell table:style-name="ce98" office:value-type="float" office:value="911" calcext:value-type="float">
            <text:p><text:s text:c="3"/>911</text:p>
          </table:table-cell>
          <table:table-cell table:style-name="ce98" office:value-type="float" office:value="770" calcext:value-type="float">
            <text:p><text:s text:c="3"/>770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98" office:value-type="float" office:value="1050" calcext:value-type="float">
            <text:p><text:s text:c="3"/>1,050</text:p>
          </table:table-cell>
          <table:table-cell table:style-name="ce98" office:value-type="float" office:value="711" calcext:value-type="float">
            <text:p><text:s text:c="3"/>711</text:p>
          </table:table-cell>
          <table:table-cell table:style-name="ce98" office:value-type="float" office:value="339" calcext:value-type="float">
            <text:p><text:s text:c="3"/>339</text:p>
          </table:table-cell>
          <table:table-cell table:style-name="ce98" office:value-type="float" office:value="18262" calcext:value-type="float">
            <text:p><text:s text:c="3"/>18,262</text:p>
          </table:table-cell>
          <table:table-cell table:style-name="ce98" office:value-type="float" office:value="16350" calcext:value-type="float">
            <text:p><text:s text:c="3"/>16,350</text:p>
          </table:table-cell>
          <table:table-cell table:style-name="ce98" office:value-type="float" office:value="889" calcext:value-type="float">
            <text:p><text:s text:c="3"/>889</text:p>
          </table:table-cell>
          <table:table-cell table:style-name="ce98" office:value-type="float" office:value="770" calcext:value-type="float">
            <text:p><text:s text:c="3"/>770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1023" calcext:value-type="float">
            <text:p><text:s text:c="3"/>1,023</text:p>
          </table:table-cell>
          <table:table-cell table:style-name="ce98" office:value-type="float" office:value="696" calcext:value-type="float">
            <text:p><text:s text:c="3"/>696</text:p>
          </table:table-cell>
          <table:table-cell table:style-name="ce98" office:value-type="float" office:value="327" calcext:value-type="float">
            <text:p><text:s text:c="3"/>327</text:p>
          </table:table-cell>
          <table:table-cell table:style-name="ce98" office:value-type="float" office:value="532" calcext:value-type="float">
            <text:p><text:s text:c="3"/>532</text:p>
          </table:table-cell>
          <table:table-cell table:style-name="ce98" office:value-type="float" office:value="483" calcext:value-type="float">
            <text:p><text:s text:c="3"/>483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9315" calcext:value-type="float">
            <text:p><text:s text:c="3"/>9,315</text:p>
          </table:table-cell>
          <table:table-cell table:style-name="ce99" office:value-type="float" office:value="8707" calcext:value-type="float">
            <text:p><text:s text:c="3"/>8,707</text:p>
          </table:table-cell>
          <table:table-cell table:style-name="ce99" office:value-type="float" office:value="218" calcext:value-type="float">
            <text:p><text:s text:c="3"/>218</text:p>
          </table:table-cell>
          <table:table-cell table:style-name="ce99" office:value-type="float" office:value="154" calcext:value-type="float">
            <text:p><text:s text:c="3"/>154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390" calcext:value-type="float">
            <text:p><text:s text:c="3"/>390</text:p>
          </table:table-cell>
          <table:table-cell table:style-name="ce99" office:value-type="float" office:value="125" calcext:value-type="float">
            <text:p><text:s text:c="3"/>125</text:p>
          </table:table-cell>
          <table:table-cell table:style-name="ce99" office:value-type="float" office:value="265" calcext:value-type="float">
            <text:p><text:s text:c="3"/>265</text:p>
          </table:table-cell>
          <table:table-cell table:style-name="ce99" office:value-type="float" office:value="9131" calcext:value-type="float">
            <text:p><text:s text:c="3"/>9,131</text:p>
          </table:table-cell>
          <table:table-cell table:style-name="ce99" office:value-type="float" office:value="8550" calcext:value-type="float">
            <text:p><text:s text:c="3"/>8,550</text:p>
          </table:table-cell>
          <table:table-cell table:style-name="ce99" office:value-type="float" office:value="207" calcext:value-type="float">
            <text:p><text:s text:c="3"/>207</text:p>
          </table:table-cell>
          <table:table-cell table:style-name="ce99" office:value-type="float" office:value="154" calcext:value-type="float">
            <text:p><text:s text:c="3"/>154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374" calcext:value-type="float">
            <text:p><text:s text:c="3"/>374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99" office:value-type="float" office:value="255" calcext:value-type="float">
            <text:p><text:s text:c="3"/>255</text:p>
          </table:table-cell>
          <table:table-cell table:style-name="ce99" office:value-type="float" office:value="184" calcext:value-type="float">
            <text:p><text:s text:c="3"/>184</text:p>
          </table:table-cell>
          <table:table-cell table:style-name="ce99" office:value-type="float" office:value="157" calcext:value-type="float">
            <text:p><text:s text:c="3"/>15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9479" calcext:value-type="float">
            <text:p><text:s text:c="3"/>9,479</text:p>
          </table:table-cell>
          <table:table-cell table:style-name="ce100" office:value-type="float" office:value="8126" calcext:value-type="float">
            <text:p><text:s text:c="3"/>8,126</text:p>
          </table:table-cell>
          <table:table-cell table:style-name="ce100" office:value-type="float" office:value="693" calcext:value-type="float">
            <text:p><text:s text:c="3"/>693</text:p>
          </table:table-cell>
          <table:table-cell table:style-name="ce100" office:value-type="float" office:value="616" calcext:value-type="float">
            <text:p><text:s text:c="3"/>616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660" calcext:value-type="float">
            <text:p><text:s text:c="3"/>660</text:p>
          </table:table-cell>
          <table:table-cell table:style-name="ce100" office:value-type="float" office:value="586" calcext:value-type="float">
            <text:p><text:s text:c="3"/>586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9131" calcext:value-type="float">
            <text:p><text:s text:c="3"/>9,131</text:p>
          </table:table-cell>
          <table:table-cell table:style-name="ce100" office:value-type="float" office:value="7800" calcext:value-type="float">
            <text:p><text:s text:c="3"/>7,800</text:p>
          </table:table-cell>
          <table:table-cell table:style-name="ce100" office:value-type="float" office:value="682" calcext:value-type="float">
            <text:p><text:s text:c="3"/>682</text:p>
          </table:table-cell>
          <table:table-cell table:style-name="ce100" office:value-type="float" office:value="616" calcext:value-type="float">
            <text:p><text:s text:c="3"/>616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649" calcext:value-type="float">
            <text:p><text:s text:c="3"/>649</text:p>
          </table:table-cell>
          <table:table-cell table:style-name="ce100" office:value-type="float" office:value="577" calcext:value-type="float">
            <text:p><text:s text:c="3"/>577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348" calcext:value-type="float">
            <text:p><text:s text:c="3"/>348</text:p>
          </table:table-cell>
          <table:table-cell table:style-name="ce100" office:value-type="float" office:value="326" calcext:value-type="float">
            <text:p><text:s text:c="3"/>326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1" calcext:value-type="float">
            <text:p><text:s text:c="3"/>11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454" calcext:value-type="float">
            <text:p><text:s text:c="3"/>3,454</text:p>
          </table:table-cell>
          <table:table-cell table:style-name="ce98" office:value-type="float" office:value="3054" calcext:value-type="float">
            <text:p><text:s text:c="3"/>3,054</text:p>
          </table:table-cell>
          <table:table-cell table:style-name="ce98" office:value-type="float" office:value="215" calcext:value-type="float">
            <text:p><text:s text:c="3"/>215</text:p>
          </table:table-cell>
          <table:table-cell table:style-name="ce98" office:value-type="float" office:value="181" calcext:value-type="float">
            <text:p><text:s text:c="3"/>181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185" calcext:value-type="float">
            <text:p><text:s text:c="3"/>185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3344" calcext:value-type="float">
            <text:p><text:s text:c="3"/>3,344</text:p>
          </table:table-cell>
          <table:table-cell table:style-name="ce98" office:value-type="float" office:value="2957" calcext:value-type="float">
            <text:p><text:s text:c="3"/>2,957</text:p>
          </table:table-cell>
          <table:table-cell table:style-name="ce98" office:value-type="float" office:value="209" calcext:value-type="float">
            <text:p><text:s text:c="3"/>209</text:p>
          </table:table-cell>
          <table:table-cell table:style-name="ce98" office:value-type="float" office:value="181" calcext:value-type="float">
            <text:p><text:s text:c="3"/>181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178" calcext:value-type="float">
            <text:p><text:s text:c="3"/>178</text:p>
          </table:table-cell>
          <table:table-cell table:style-name="ce98" office:value-type="float" office:value="117" calcext:value-type="float">
            <text:p><text:s text:c="3"/>117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714" calcext:value-type="float">
            <text:p><text:s text:c="3"/>1,714</text:p>
          </table:table-cell>
          <table:table-cell table:style-name="ce99" office:value-type="float" office:value="1584" calcext:value-type="float">
            <text:p><text:s text:c="3"/>1,584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78" calcext:value-type="float">
            <text:p><text:s text:c="3"/>78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1672" calcext:value-type="float">
            <text:p><text:s text:c="3"/>1,672</text:p>
          </table:table-cell>
          <table:table-cell table:style-name="ce99" office:value-type="float" office:value="1551" calcext:value-type="float">
            <text:p><text:s text:c="3"/>1,551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2" calcext:value-type="float">
            <text:p><text:s text:c="3"/>72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740" calcext:value-type="float">
            <text:p><text:s text:c="3"/>1,740</text:p>
          </table:table-cell>
          <table:table-cell table:style-name="ce100" office:value-type="float" office:value="1470" calcext:value-type="float">
            <text:p><text:s text:c="3"/>1,470</text:p>
          </table:table-cell>
          <table:table-cell table:style-name="ce100" office:value-type="float" office:value="163" calcext:value-type="float">
            <text:p><text:s text:c="3"/>163</text:p>
          </table:table-cell>
          <table:table-cell table:style-name="ce100" office:value-type="float" office:value="142" calcext:value-type="float">
            <text:p><text:s text:c="3"/>142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672" calcext:value-type="float">
            <text:p><text:s text:c="3"/>1,672</text:p>
          </table:table-cell>
          <table:table-cell table:style-name="ce100" office:value-type="float" office:value="1406" calcext:value-type="float">
            <text:p><text:s text:c="3"/>1,406</text:p>
          </table:table-cell>
          <table:table-cell table:style-name="ce100" office:value-type="float" office:value="160" calcext:value-type="float">
            <text:p><text:s text:c="3"/>160</text:p>
          </table:table-cell>
          <table:table-cell table:style-name="ce100" office:value-type="float" office:value="142" calcext:value-type="float">
            <text:p><text:s text:c="3"/>142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062" calcext:value-type="float">
            <text:p><text:s text:c="3"/>2,062</text:p>
          </table:table-cell>
          <table:table-cell table:style-name="ce98" office:value-type="float" office:value="1784" calcext:value-type="float">
            <text:p><text:s text:c="3"/>1,784</text:p>
          </table:table-cell>
          <table:table-cell table:style-name="ce98" office:value-type="float" office:value="148" calcext:value-type="float">
            <text:p><text:s text:c="3"/>148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2000" calcext:value-type="float">
            <text:p><text:s text:c="3"/>2,000</text:p>
          </table:table-cell>
          <table:table-cell table:style-name="ce98" office:value-type="float" office:value="1726" calcext:value-type="float">
            <text:p><text:s text:c="3"/>1,726</text:p>
          </table:table-cell>
          <table:table-cell table:style-name="ce98" office:value-type="float" office:value="147" calcext:value-type="float">
            <text:p><text:s text:c="3"/>147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28" calcext:value-type="float">
            <text:p><text:s text:c="3"/>1,028</text:p>
          </table:table-cell>
          <table:table-cell table:style-name="ce99" office:value-type="float" office:value="915" calcext:value-type="float">
            <text:p><text:s text:c="3"/>915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style-name="ce99" office:value-type="float" office:value="1000" calcext:value-type="float">
            <text:p><text:s text:c="3"/>1,000</text:p>
          </table:table-cell>
          <table:table-cell table:style-name="ce99" office:value-type="float" office:value="890" calcext:value-type="float">
            <text:p><text:s text:c="3"/>890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67" calcext:value-type="float">
            <text:p><text:s text:c="3"/>67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034" calcext:value-type="float">
            <text:p><text:s text:c="3"/>1,034</text:p>
          </table:table-cell>
          <table:table-cell table:style-name="ce100" office:value-type="float" office:value="869" calcext:value-type="float">
            <text:p><text:s text:c="3"/>869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1000" calcext:value-type="float">
            <text:p><text:s text:c="3"/>1,000</text:p>
          </table:table-cell>
          <table:table-cell table:style-name="ce100" office:value-type="float" office:value="836" calcext:value-type="float">
            <text:p><text:s text:c="3"/>836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160" calcext:value-type="float">
            <text:p><text:s text:c="3"/>2,160</text:p>
          </table:table-cell>
          <table:table-cell table:style-name="ce98" office:value-type="float" office:value="1924" calcext:value-type="float">
            <text:p><text:s text:c="3"/>1,924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29" calcext:value-type="float">
            <text:p><text:s text:c="3"/>129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2096" calcext:value-type="float">
            <text:p><text:s text:c="3"/>2,096</text:p>
          </table:table-cell>
          <table:table-cell table:style-name="ce98" office:value-type="float" office:value="1865" calcext:value-type="float">
            <text:p><text:s text:c="3"/>1,865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64" calcext:value-type="float">
            <text:p><text:s text:c="3"/>1,064</text:p>
          </table:table-cell>
          <table:table-cell table:style-name="ce99" office:value-type="float" office:value="997" calcext:value-type="float">
            <text:p><text:s text:c="3"/>997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048" calcext:value-type="float">
            <text:p><text:s text:c="3"/>1,048</text:p>
          </table:table-cell>
          <table:table-cell table:style-name="ce99" office:value-type="float" office:value="982" calcext:value-type="float">
            <text:p><text:s text:c="3"/>98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096" calcext:value-type="float">
            <text:p><text:s text:c="3"/>1,096</text:p>
          </table:table-cell>
          <table:table-cell table:style-name="ce100" office:value-type="float" office:value="927" calcext:value-type="float">
            <text:p><text:s text:c="3"/>927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48" calcext:value-type="float">
            <text:p><text:s text:c="3"/>1,048</text:p>
          </table:table-cell>
          <table:table-cell table:style-name="ce100" office:value-type="float" office:value="883" calcext:value-type="float">
            <text:p><text:s text:c="3"/>883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3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262" calcext:value-type="float">
            <text:p><text:s text:c="3"/>2,262</text:p>
          </table:table-cell>
          <table:table-cell table:style-name="ce98" office:value-type="float" office:value="2045" calcext:value-type="float">
            <text:p><text:s text:c="3"/>2,045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2204" calcext:value-type="float">
            <text:p><text:s text:c="3"/>2,204</text:p>
          </table:table-cell>
          <table:table-cell table:style-name="ce98" office:value-type="float" office:value="1995" calcext:value-type="float">
            <text:p><text:s text:c="3"/>1,995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28" calcext:value-type="float">
            <text:p><text:s text:c="3"/>128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122" calcext:value-type="float">
            <text:p><text:s text:c="3"/>1,122</text:p>
          </table:table-cell>
          <table:table-cell table:style-name="ce99" office:value-type="float" office:value="1053" calcext:value-type="float">
            <text:p><text:s text:c="3"/>1,053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102" calcext:value-type="float">
            <text:p><text:s text:c="3"/>1,102</text:p>
          </table:table-cell>
          <table:table-cell table:style-name="ce99" office:value-type="float" office:value="1037" calcext:value-type="float">
            <text:p><text:s text:c="3"/>1,037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140" calcext:value-type="float">
            <text:p><text:s text:c="3"/>1,140</text:p>
          </table:table-cell>
          <table:table-cell table:style-name="ce100" office:value-type="float" office:value="992" calcext:value-type="float">
            <text:p><text:s text:c="3"/>992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102" calcext:value-type="float">
            <text:p><text:s text:c="3"/>1,102</text:p>
          </table:table-cell>
          <table:table-cell table:style-name="ce100" office:value-type="float" office:value="958" calcext:value-type="float">
            <text:p><text:s text:c="3"/>958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3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374" calcext:value-type="float">
            <text:p><text:s text:c="3"/>1,374</text:p>
          </table:table-cell>
          <table:table-cell table:style-name="ce98" office:value-type="float" office:value="1262" calcext:value-type="float">
            <text:p><text:s text:c="3"/>1,262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324" calcext:value-type="float">
            <text:p><text:s text:c="3"/>1,324</text:p>
          </table:table-cell>
          <table:table-cell table:style-name="ce98" office:value-type="float" office:value="1218" calcext:value-type="float">
            <text:p><text:s text:c="3"/>1,218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682" calcext:value-type="float">
            <text:p><text:s text:c="3"/>682</text:p>
          </table:table-cell>
          <table:table-cell table:style-name="ce99" office:value-type="float" office:value="648" calcext:value-type="float">
            <text:p><text:s text:c="3"/>648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662" calcext:value-type="float">
            <text:p><text:s text:c="3"/>662</text:p>
          </table:table-cell>
          <table:table-cell table:style-name="ce99" office:value-type="float" office:value="631" calcext:value-type="float">
            <text:p><text:s text:c="3"/>631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692" calcext:value-type="float">
            <text:p><text:s text:c="3"/>692</text:p>
          </table:table-cell>
          <table:table-cell table:style-name="ce100" office:value-type="float" office:value="614" calcext:value-type="float">
            <text:p><text:s text:c="3"/>614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662" calcext:value-type="float">
            <text:p><text:s text:c="3"/>662</text:p>
          </table:table-cell>
          <table:table-cell table:style-name="ce100" office:value-type="float" office:value="587" calcext:value-type="float">
            <text:p><text:s text:c="3"/>587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298" calcext:value-type="float">
            <text:p><text:s text:c="3"/>2,298</text:p>
          </table:table-cell>
          <table:table-cell table:style-name="ce98" office:value-type="float" office:value="2085" calcext:value-type="float">
            <text:p><text:s text:c="3"/>2,085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2226" calcext:value-type="float">
            <text:p><text:s text:c="3"/>2,226</text:p>
          </table:table-cell>
          <table:table-cell table:style-name="ce98" office:value-type="float" office:value="2018" calcext:value-type="float">
            <text:p><text:s text:c="3"/>2,018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131" calcext:value-type="float">
            <text:p><text:s text:c="3"/>1,131</text:p>
          </table:table-cell>
          <table:table-cell table:style-name="ce99" office:value-type="float" office:value="1066" calcext:value-type="float">
            <text:p><text:s text:c="3"/>1,066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113" calcext:value-type="float">
            <text:p><text:s text:c="3"/>1,113</text:p>
          </table:table-cell>
          <table:table-cell table:style-name="ce99" office:value-type="float" office:value="1049" calcext:value-type="float">
            <text:p><text:s text:c="3"/>1,049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167" calcext:value-type="float">
            <text:p><text:s text:c="3"/>1,167</text:p>
          </table:table-cell>
          <table:table-cell table:style-name="ce100" office:value-type="float" office:value="1019" calcext:value-type="float">
            <text:p><text:s text:c="3"/>1,019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113" calcext:value-type="float">
            <text:p><text:s text:c="3"/>1,113</text:p>
          </table:table-cell>
          <table:table-cell table:style-name="ce100" office:value-type="float" office:value="969" calcext:value-type="float">
            <text:p><text:s text:c="3"/>969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5072" calcext:value-type="float">
            <text:p><text:s text:c="3"/>5,072</text:p>
          </table:table-cell>
          <table:table-cell table:style-name="ce98" office:value-type="float" office:value="4584" calcext:value-type="float">
            <text:p><text:s text:c="3"/>4,584</text:p>
          </table:table-cell>
          <table:table-cell table:style-name="ce98" office:value-type="float" office:value="200" calcext:value-type="float">
            <text:p><text:s text:c="3"/>200</text:p>
          </table:table-cell>
          <table:table-cell table:style-name="ce98" office:value-type="float" office:value="170" calcext:value-type="float">
            <text:p><text:s text:c="3"/>170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288" calcext:value-type="float">
            <text:p><text:s text:c="3"/>288</text:p>
          </table:table-cell>
          <table:table-cell table:style-name="ce98" office:value-type="float" office:value="224" calcext:value-type="float">
            <text:p><text:s text:c="3"/>224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4958" calcext:value-type="float">
            <text:p><text:s text:c="3"/>4,958</text:p>
          </table:table-cell>
          <table:table-cell table:style-name="ce98" office:value-type="float" office:value="4478" calcext:value-type="float">
            <text:p><text:s text:c="3"/>4,478</text:p>
          </table:table-cell>
          <table:table-cell table:style-name="ce98" office:value-type="float" office:value="197" calcext:value-type="float">
            <text:p><text:s text:c="3"/>197</text:p>
          </table:table-cell>
          <table:table-cell table:style-name="ce98" office:value-type="float" office:value="170" calcext:value-type="float">
            <text:p><text:s text:c="3"/>170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283" calcext:value-type="float">
            <text:p><text:s text:c="3"/>283</text:p>
          </table:table-cell>
          <table:table-cell table:style-name="ce98" office:value-type="float" office:value="221" calcext:value-type="float">
            <text:p><text:s text:c="3"/>221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519" calcext:value-type="float">
            <text:p><text:s text:c="3"/>2,519</text:p>
          </table:table-cell>
          <table:table-cell table:style-name="ce99" office:value-type="float" office:value="2394" calcext:value-type="float">
            <text:p><text:s text:c="3"/>2,394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83" calcext:value-type="float">
            <text:p><text:s text:c="3"/>83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2479" calcext:value-type="float">
            <text:p><text:s text:c="3"/>2,479</text:p>
          </table:table-cell>
          <table:table-cell table:style-name="ce99" office:value-type="float" office:value="2360" calcext:value-type="float">
            <text:p><text:s text:c="3"/>2,360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9" calcext:value-type="float">
            <text:p><text:s text:c="3"/>79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553" calcext:value-type="float">
            <text:p><text:s text:c="3"/>2,553</text:p>
          </table:table-cell>
          <table:table-cell table:style-name="ce100" office:value-type="float" office:value="2190" calcext:value-type="float">
            <text:p><text:s text:c="3"/>2,190</text:p>
          </table:table-cell>
          <table:table-cell table:style-name="ce100" office:value-type="float" office:value="158" calcext:value-type="float">
            <text:p><text:s text:c="3"/>158</text:p>
          </table:table-cell>
          <table:table-cell table:style-name="ce100" office:value-type="float" office:value="141" calcext:value-type="float">
            <text:p><text:s text:c="3"/>141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205" calcext:value-type="float">
            <text:p><text:s text:c="3"/>205</text:p>
          </table:table-cell>
          <table:table-cell table:style-name="ce100" office:value-type="float" office:value="192" calcext:value-type="float">
            <text:p><text:s text:c="3"/>192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2479" calcext:value-type="float">
            <text:p><text:s text:c="3"/>2,479</text:p>
          </table:table-cell>
          <table:table-cell table:style-name="ce100" office:value-type="float" office:value="2118" calcext:value-type="float">
            <text:p><text:s text:c="3"/>2,118</text:p>
          </table:table-cell>
          <table:table-cell table:style-name="ce100" office:value-type="float" office:value="157" calcext:value-type="float">
            <text:p><text:s text:c="3"/>157</text:p>
          </table:table-cell>
          <table:table-cell table:style-name="ce100" office:value-type="float" office:value="141" calcext:value-type="float">
            <text:p><text:s text:c="3"/>141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204" calcext:value-type="float">
            <text:p><text:s text:c="3"/>204</text:p>
          </table:table-cell>
          <table:table-cell table:style-name="ce100" office:value-type="float" office:value="191" calcext:value-type="float">
            <text:p><text:s text:c="3"/>191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22" calcext:value-type="float">
            <text:p><text:s text:c="3"/>322</text:p>
          </table:table-cell>
          <table:table-cell table:style-name="ce101" office:value-type="float" office:value="294" calcext:value-type="float">
            <text:p><text:s text:c="3"/>294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10" calcext:value-type="float">
            <text:p><text:s text:c="3"/>310</text:p>
          </table:table-cell>
          <table:table-cell table:style-name="ce101" office:value-type="float" office:value="285" calcext:value-type="float">
            <text:p><text:s text:c="3"/>285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55" calcext:value-type="float">
            <text:p><text:s text:c="3"/>155</text:p>
          </table:table-cell>
          <table:table-cell table:style-name="ce101" office:value-type="float" office:value="150" calcext:value-type="float">
            <text:p><text:s text:c="3"/>15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63" calcext:value-type="float">
            <text:p><text:s text:c="3"/>163</text:p>
          </table:table-cell>
          <table:table-cell table:style-name="ce102" office:value-type="float" office:value="142" calcext:value-type="float">
            <text:p><text:s text:c="3"/>142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5" calcext:value-type="float">
            <text:p><text:s text:c="3"/>155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22" calcext:value-type="float">
            <text:p><text:s text:c="3"/>522</text:p>
          </table:table-cell>
          <table:table-cell table:style-name="ce101" office:value-type="float" office:value="475" calcext:value-type="float">
            <text:p><text:s text:c="3"/>475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04" calcext:value-type="float">
            <text:p><text:s text:c="3"/>504</text:p>
          </table:table-cell>
          <table:table-cell table:style-name="ce101" office:value-type="float" office:value="458" calcext:value-type="float">
            <text:p><text:s text:c="3"/>458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1" office:value-type="float" office:value="242" calcext:value-type="float">
            <text:p><text:s text:c="3"/>24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52" calcext:value-type="float">
            <text:p><text:s text:c="3"/>252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66" calcext:value-type="float">
            <text:p><text:s text:c="3"/>266</text:p>
          </table:table-cell>
          <table:table-cell table:style-name="ce102" office:value-type="float" office:value="233" calcext:value-type="float">
            <text:p><text:s text:c="3"/>233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52" calcext:value-type="float">
            <text:p><text:s text:c="3"/>252</text:p>
          </table:table-cell>
          <table:table-cell table:style-name="ce102" office:value-type="float" office:value="220" calcext:value-type="float">
            <text:p><text:s text:c="3"/>220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4" calcext:value-type="float">
            <text:p><text:s text:c="3"/>414</text:p>
          </table:table-cell>
          <table:table-cell table:style-name="ce101" office:value-type="float" office:value="368" calcext:value-type="float">
            <text:p><text:s text:c="3"/>368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12" calcext:value-type="float">
            <text:p><text:s text:c="3"/>412</text:p>
          </table:table-cell>
          <table:table-cell table:style-name="ce101" office:value-type="float" office:value="366" calcext:value-type="float">
            <text:p><text:s text:c="3"/>36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6" calcext:value-type="float">
            <text:p><text:s text:c="3"/>206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06" calcext:value-type="float">
            <text:p><text:s text:c="3"/>206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8" calcext:value-type="float">
            <text:p><text:s text:c="3"/>208</text:p>
          </table:table-cell>
          <table:table-cell table:style-name="ce102" office:value-type="float" office:value="170" calcext:value-type="float">
            <text:p><text:s text:c="3"/>17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06" calcext:value-type="float">
            <text:p><text:s text:c="3"/>206</text:p>
          </table:table-cell>
          <table:table-cell table:style-name="ce102" office:value-type="float" office:value="168" calcext:value-type="float">
            <text:p><text:s text:c="3"/>168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56" calcext:value-type="float">
            <text:p><text:s text:c="3"/>856</text:p>
          </table:table-cell>
          <table:table-cell table:style-name="ce101" office:value-type="float" office:value="782" calcext:value-type="float">
            <text:p><text:s text:c="3"/>782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840" calcext:value-type="float">
            <text:p><text:s text:c="3"/>840</text:p>
          </table:table-cell>
          <table:table-cell table:style-name="ce101" office:value-type="float" office:value="767" calcext:value-type="float">
            <text:p><text:s text:c="3"/>767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24" calcext:value-type="float">
            <text:p><text:s text:c="3"/>424</text:p>
          </table:table-cell>
          <table:table-cell table:style-name="ce101" office:value-type="float" office:value="408" calcext:value-type="float">
            <text:p><text:s text:c="3"/>408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20" calcext:value-type="float">
            <text:p><text:s text:c="3"/>420</text:p>
          </table:table-cell>
          <table:table-cell table:style-name="ce101" office:value-type="float" office:value="405" calcext:value-type="float">
            <text:p><text:s text:c="3"/>40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32" calcext:value-type="float">
            <text:p><text:s text:c="3"/>432</text:p>
          </table:table-cell>
          <table:table-cell table:style-name="ce102" office:value-type="float" office:value="374" calcext:value-type="float">
            <text:p><text:s text:c="3"/>374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20" calcext:value-type="float">
            <text:p><text:s text:c="3"/>420</text:p>
          </table:table-cell>
          <table:table-cell table:style-name="ce102" office:value-type="float" office:value="362" calcext:value-type="float">
            <text:p><text:s text:c="3"/>362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56" calcext:value-type="float">
            <text:p><text:s text:c="3"/>356</text:p>
          </table:table-cell>
          <table:table-cell table:style-name="ce101" office:value-type="float" office:value="312" calcext:value-type="float">
            <text:p><text:s text:c="3"/>312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46" calcext:value-type="float">
            <text:p><text:s text:c="3"/>346</text:p>
          </table:table-cell>
          <table:table-cell table:style-name="ce101" office:value-type="float" office:value="302" calcext:value-type="float">
            <text:p><text:s text:c="3"/>302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5" calcext:value-type="float">
            <text:p><text:s text:c="3"/>175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73" calcext:value-type="float">
            <text:p><text:s text:c="3"/>173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style-name="ce102" office:value-type="float" office:value="149" calcext:value-type="float">
            <text:p><text:s text:c="3"/>149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3" calcext:value-type="float">
            <text:p><text:s text:c="3"/>173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454" calcext:value-type="float">
            <text:p><text:s text:c="3"/>454</text:p>
          </table:table-cell>
          <table:table-cell table:style-name="ce103" office:value-type="float" office:value="406" calcext:value-type="float">
            <text:p><text:s text:c="3"/>406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48" calcext:value-type="float">
            <text:p><text:s text:c="3"/>448</text:p>
          </table:table-cell>
          <table:table-cell table:style-name="ce101" office:value-type="float" office:value="400" calcext:value-type="float">
            <text:p><text:s text:c="3"/>400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30" calcext:value-type="float">
            <text:p><text:s text:c="3"/>230</text:p>
          </table:table-cell>
          <table:table-cell table:style-name="ce102" office:value-type="float" office:value="197" calcext:value-type="float">
            <text:p><text:s text:c="3"/>197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24" calcext:value-type="float">
            <text:p><text:s text:c="3"/>224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08" calcext:value-type="float">
            <text:p><text:s text:c="3"/>308</text:p>
          </table:table-cell>
          <table:table-cell table:style-name="ce101" office:value-type="float" office:value="274" calcext:value-type="float">
            <text:p><text:s text:c="3"/>27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02" calcext:value-type="float">
            <text:p><text:s text:c="3"/>302</text:p>
          </table:table-cell>
          <table:table-cell table:style-name="ce101" office:value-type="float" office:value="268" calcext:value-type="float">
            <text:p><text:s text:c="3"/>268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5" calcext:value-type="float">
            <text:p><text:s text:c="3"/>155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51" calcext:value-type="float">
            <text:p><text:s text:c="3"/>151</text:p>
          </table:table-cell>
          <table:table-cell table:style-name="ce101" office:value-type="float" office:value="143" calcext:value-type="float">
            <text:p><text:s text:c="3"/>14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3" calcext:value-type="float">
            <text:p><text:s text:c="3"/>153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1" calcext:value-type="float">
            <text:p><text:s text:c="3"/>151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52" calcext:value-type="float">
            <text:p><text:s text:c="3"/>552</text:p>
          </table:table-cell>
          <table:table-cell table:style-name="ce101" office:value-type="float" office:value="503" calcext:value-type="float">
            <text:p><text:s text:c="3"/>503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style-name="ce101" office:value-type="float" office:value="493" calcext:value-type="float">
            <text:p><text:s text:c="3"/>493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77" calcext:value-type="float">
            <text:p><text:s text:c="3"/>277</text:p>
          </table:table-cell>
          <table:table-cell table:style-name="ce101" office:value-type="float" office:value="263" calcext:value-type="float">
            <text:p><text:s text:c="3"/>26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271" calcext:value-type="float">
            <text:p><text:s text:c="3"/>271</text:p>
          </table:table-cell>
          <table:table-cell table:style-name="ce101" office:value-type="float" office:value="257" calcext:value-type="float">
            <text:p><text:s text:c="3"/>25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75" calcext:value-type="float">
            <text:p><text:s text:c="3"/>275</text:p>
          </table:table-cell>
          <table:table-cell table:style-name="ce102" office:value-type="float" office:value="240" calcext:value-type="float">
            <text:p><text:s text:c="3"/>24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71" calcext:value-type="float">
            <text:p><text:s text:c="3"/>271</text:p>
          </table:table-cell>
          <table:table-cell table:style-name="ce102" office:value-type="float" office:value="236" calcext:value-type="float">
            <text:p><text:s text:c="3"/>236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number-columns-repeated="3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2" calcext:value-type="float">
            <text:p><text:s text:c="3"/>182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style-name="ce101" office:value-type="float" office:value="153" calcext:value-type="float">
            <text:p><text:s text:c="3"/>153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83" calcext:value-type="float">
            <text:p><text:s text:c="3"/>8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6" calcext:value-type="float">
            <text:p><text:s text:c="3"/>86</text:p>
          </table:table-cell>
          <table:table-cell table:style-name="ce102" office:value-type="float" office:value="70" calcext:value-type="float">
            <text:p><text:s text:c="3"/>70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00" calcext:value-type="float">
            <text:p><text:s text:c="3"/>200</text:p>
          </table:table-cell>
          <table:table-cell table:style-name="ce101" office:value-type="float" office:value="193" calcext:value-type="float">
            <text:p><text:s text:c="3"/>193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1" office:value-type="float" office:value="97" calcext:value-type="float">
            <text:p><text:s text:c="3"/>9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style-name="ce101" office:value-type="float" office:value="93" calcext:value-type="float">
            <text:p><text:s text:c="3"/>9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01" calcext:value-type="float">
            <text:p><text:s text:c="3"/>101</text:p>
          </table:table-cell>
          <table:table-cell table:style-name="ce102" office:value-type="float" office:value="96" calcext:value-type="float">
            <text:p><text:s text:c="3"/>96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5" calcext:value-type="float">
            <text:p><text:s text:c="3"/>95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90" calcext:value-type="float">
            <text:p><text:s text:c="3"/>290</text:p>
          </table:table-cell>
          <table:table-cell table:style-name="ce101" office:value-type="float" office:value="263" calcext:value-type="float">
            <text:p><text:s text:c="3"/>26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82" calcext:value-type="float">
            <text:p><text:s text:c="3"/>282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01" office:value-type="float" office:value="143" calcext:value-type="float">
            <text:p><text:s text:c="3"/>143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1" calcext:value-type="float">
            <text:p><text:s text:c="3"/>141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3" calcext:value-type="float">
            <text:p><text:s text:c="3"/>143</text:p>
          </table:table-cell>
          <table:table-cell table:style-name="ce102" office:value-type="float" office:value="120" calcext:value-type="float">
            <text:p><text:s text:c="3"/>120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style-name="ce102" office:value-type="float" office:value="118" calcext:value-type="float">
            <text:p><text:s text:c="3"/>118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08" calcext:value-type="float">
            <text:p><text:s text:c="3"/>408</text:p>
          </table:table-cell>
          <table:table-cell table:style-name="ce101" office:value-type="float" office:value="369" calcext:value-type="float">
            <text:p><text:s text:c="3"/>369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02" calcext:value-type="float">
            <text:p><text:s text:c="3"/>402</text:p>
          </table:table-cell>
          <table:table-cell table:style-name="ce101" office:value-type="float" office:value="363" calcext:value-type="float">
            <text:p><text:s text:c="3"/>363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01" calcext:value-type="float">
            <text:p><text:s text:c="3"/>201</text:p>
          </table:table-cell>
          <table:table-cell table:style-name="ce101" office:value-type="float" office:value="189" calcext:value-type="float">
            <text:p><text:s text:c="3"/>18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5" calcext:value-type="float">
            <text:p><text:s text:c="3"/>205</text:p>
          </table:table-cell>
          <table:table-cell table:style-name="ce102" office:value-type="float" office:value="178" calcext:value-type="float">
            <text:p><text:s text:c="3"/>178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1" calcext:value-type="float">
            <text:p><text:s text:c="3"/>201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style-name="ce101" office:value-type="float" office:value="134" calcext:value-type="float">
            <text:p><text:s text:c="3"/>13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style-name="ce101" office:value-type="float" office:value="134" calcext:value-type="float">
            <text:p><text:s text:c="3"/>13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number-columns-repeated="2" table:style-name="ce98" office:value-type="float" office:value="12" calcext:value-type="float">
            <text:p><text:s text:c="3"/>1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number-columns-repeated="2" table:style-name="ce98" office:value-type="float" office:value="12" calcext:value-type="float">
            <text:p><text:s text:c="3"/>1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number-columns-repeated="2" table:style-name="ce100" office:value-type="float" office:value="10" calcext:value-type="float">
            <text:p><text:s text:c="3"/>1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number-columns-repeated="2" table:style-name="ce100" office:value-type="float" office:value="10" calcext:value-type="float">
            <text:p><text:s text:c="3"/>1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1" office:value-type="float" office:value="79" calcext:value-type="float">
            <text:p><text:s text:c="3"/>79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2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21816" calcext:value-type="float">
            <text:p><text:s text:c="3"/>21,8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style-name="ce37" office:value-type="float" office:value="716" calcext:value-type="float">
            <text:p><text:s text:c="3"/>7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21433" calcext:value-type="float">
            <text:p><text:s text:c="3"/>21,4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number-columns-repeated="2" table:style-name="ce37" office:value-type="float" office:value="383" calcext:value-type="float">
            <text:p><text:s text:c="3"/>38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11036" calcext:value-type="float">
            <text:p><text:s text:c="3"/>11,0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10937" calcext:value-type="float">
            <text:p><text:s text:c="3"/>10,9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number-columns-repeated="2" table:style-name="ce38" office:value-type="float" office:value="99" calcext:value-type="float">
            <text:p><text:s text:c="3"/>9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10780" calcext:value-type="float">
            <text:p><text:s text:c="3"/>10,78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10496" calcext:value-type="float">
            <text:p><text:s text:c="3"/>10,4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18730" calcext:value-type="float">
            <text:p><text:s text:c="3"/>18,730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18371" calcext:value-type="float">
            <text:p><text:s text:c="3"/>18,37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number-columns-repeated="2" table:style-name="ce37" office:value-type="float" office:value="359" calcext:value-type="float">
            <text:p><text:s text:c="3"/>35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9462" calcext:value-type="float">
            <text:p><text:s text:c="3"/>9,46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9361" calcext:value-type="float">
            <text:p><text:s text:c="3"/>9,36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number-columns-repeated="2" table:style-name="ce38" office:value-type="float" office:value="101" calcext:value-type="float">
            <text:p><text:s text:c="3"/>10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9268" calcext:value-type="float">
            <text:p><text:s text:c="3"/>9,2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9010" calcext:value-type="float">
            <text:p><text:s text:c="3"/>9,0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number-columns-repeated="2" table:style-name="ce38" office:value-type="float" office:value="258" calcext:value-type="float">
            <text:p><text:s text:c="3"/>25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28399" calcext:value-type="float">
            <text:p><text:s text:c="3"/>28,39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968" calcext:value-type="float">
            <text:p><text:s text:c="3"/>96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27829" calcext:value-type="float">
            <text:p><text:s text:c="3"/>27,82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5" calcext:value-type="float">
            <text:p><text:s text:c="3"/>955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number-columns-repeated="2" table:style-name="ce37" office:value-type="float" office:value="570" calcext:value-type="float">
            <text:p><text:s text:c="3"/>5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4241" calcext:value-type="float">
            <text:p><text:s text:c="3"/>14,2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0" calcext:value-type="float">
            <text:p><text:s text:c="3"/>480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4096" calcext:value-type="float">
            <text:p><text:s text:c="3"/>14,09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1" calcext:value-type="float">
            <text:p><text:s text:c="3"/>47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14158" calcext:value-type="float">
            <text:p><text:s text:c="3"/>14,1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88" calcext:value-type="float">
            <text:p><text:s text:c="3"/>488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13733" calcext:value-type="float">
            <text:p><text:s text:c="3"/>13,7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number-columns-repeated="2" table:style-name="ce38" office:value-type="float" office:value="425" calcext:value-type="float">
            <text:p><text:s text:c="3"/>42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24880" calcext:value-type="float">
            <text:p><text:s text:c="3"/>24,8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83" calcext:value-type="float">
            <text:p><text:s text:c="3"/>983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24399" calcext:value-type="float">
            <text:p><text:s text:c="3"/>24,39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966" calcext:value-type="float">
            <text:p><text:s text:c="3"/>966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81" calcext:value-type="float">
            <text:p><text:s text:c="3"/>48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2531" calcext:value-type="float">
            <text:p><text:s text:c="3"/>12,5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2380" calcext:value-type="float">
            <text:p><text:s text:c="3"/>12,3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12349" calcext:value-type="float">
            <text:p><text:s text:c="3"/>12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5" calcext:value-type="float">
            <text:p><text:s text:c="3"/>505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30" calcext:value-type="float">
            <text:p><text:s text:c="3"/>3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  <text:p>截至9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1232" calcext:value-type="float">
            <text:p><text:s text:c="3"/>181,232</text:p>
          </table:table-cell>
          <table:table-cell table:style-name="ce35" office:value-type="float" office:value="164267" calcext:value-type="float">
            <text:p><text:s text:c="3"/>164,267</text:p>
          </table:table-cell>
          <table:table-cell table:style-name="ce35" office:value-type="float" office:value="164209" calcext:value-type="float">
            <text:p><text:s text:c="3"/>164,209</text:p>
          </table:table-cell>
          <table:table-cell table:style-name="ce35" office:value-type="float" office:value="58" calcext:value-type="float">
            <text:p><text:s text:c="3"/>58</text:p>
          </table:table-cell>
          <table:table-cell table:style-name="ce35" office:value-type="float" office:value="5652" calcext:value-type="float">
            <text:p><text:s text:c="3"/>5,652</text:p>
          </table:table-cell>
          <table:table-cell table:style-name="ce35" office:value-type="float" office:value="759" calcext:value-type="float">
            <text:p><text:s text:c="3"/>759</text:p>
          </table:table-cell>
          <table:table-cell table:style-name="ce35" office:value-type="float" office:value="4893" calcext:value-type="float">
            <text:p><text:s text:c="3"/>4,893</text:p>
          </table:table-cell>
          <table:table-cell table:style-name="ce35" office:value-type="float" office:value="1403" calcext:value-type="float">
            <text:p><text:s text:c="3"/>1,403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35" office:value-type="float" office:value="1315" calcext:value-type="float">
            <text:p><text:s text:c="3"/>1,315</text:p>
          </table:table-cell>
          <table:table-cell table:style-name="ce35" office:value-type="float" office:value="9910" calcext:value-type="float">
            <text:p><text:s text:c="3"/>9,910</text:p>
          </table:table-cell>
          <table:table-cell table:style-name="ce35" office:value-type="float" office:value="1217" calcext:value-type="float">
            <text:p><text:s text:c="3"/>1,217</text:p>
          </table:table-cell>
          <table:table-cell table:style-name="ce35" office:value-type="float" office:value="8693" calcext:value-type="float">
            <text:p><text:s text:c="3"/>8,693</text:p>
          </table:table-cell>
          <table:table-cell table:style-name="ce35" office:value-type="float" office:value="6564" calcext:value-type="float">
            <text:p><text:s text:c="3"/>6,564</text:p>
          </table:table-cell>
          <table:table-cell table:style-name="ce35" office:value-type="float" office:value="1195" calcext:value-type="float">
            <text:p><text:s text:c="3"/>1,195</text:p>
          </table:table-cell>
          <table:table-cell table:style-name="ce35" office:value-type="float" office:value="5369" calcext:value-type="float">
            <text:p><text:s text:c="3"/>5,369</text:p>
          </table:table-cell>
          <table:table-cell table:style-name="ce35" office:value-type="float" office:value="3346" calcext:value-type="float">
            <text:p><text:s text:c="3"/>3,346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3324" calcext:value-type="float">
            <text:p><text:s text:c="3"/>3,324</text:p>
          </table:table-cell>
          <table:table-cell table:style-name="ce35" office:value-type="float" office:value="176540" calcext:value-type="float">
            <text:p><text:s text:c="3"/>176,540</text:p>
          </table:table-cell>
          <table:table-cell table:style-name="ce35" office:value-type="float" office:value="160019" calcext:value-type="float">
            <text:p><text:s text:c="3"/>160,019</text:p>
          </table:table-cell>
          <table:table-cell table:style-name="ce35" office:value-type="float" office:value="159962" calcext:value-type="float">
            <text:p><text:s text:c="3"/>159,96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5650" calcext:value-type="float">
            <text:p><text:s text:c="3"/>5,650</text:p>
          </table:table-cell>
          <table:table-cell table:style-name="ce35" office:value-type="float" office:value="757" calcext:value-type="float">
            <text:p><text:s text:c="3"/>757</text:p>
          </table:table-cell>
          <table:table-cell table:style-name="ce35" office:value-type="float" office:value="4893" calcext:value-type="float">
            <text:p><text:s text:c="3"/>4,893</text:p>
          </table:table-cell>
          <table:table-cell table:style-name="ce35" office:value-type="float" office:value="1223" calcext:value-type="float">
            <text:p><text:s text:c="3"/>1,223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1153" calcext:value-type="float">
            <text:p><text:s text:c="3"/>1,153</text:p>
          </table:table-cell>
          <table:table-cell table:style-name="ce35" office:value-type="float" office:value="9648" calcext:value-type="float">
            <text:p><text:s text:c="3"/>9,648</text:p>
          </table:table-cell>
          <table:table-cell table:style-name="ce35" office:value-type="float" office:value="1211" calcext:value-type="float">
            <text:p><text:s text:c="3"/>1,211</text:p>
          </table:table-cell>
          <table:table-cell table:style-name="ce35" office:value-type="float" office:value="8437" calcext:value-type="float">
            <text:p><text:s text:c="3"/>8,437</text:p>
          </table:table-cell>
          <table:table-cell table:style-name="ce35" office:value-type="float" office:value="6442" calcext:value-type="float">
            <text:p><text:s text:c="3"/>6,442</text:p>
          </table:table-cell>
          <table:table-cell table:style-name="ce35" office:value-type="float" office:value="1190" calcext:value-type="float">
            <text:p><text:s text:c="3"/>1,190</text:p>
          </table:table-cell>
          <table:table-cell table:style-name="ce35" office:value-type="float" office:value="5252" calcext:value-type="float">
            <text:p><text:s text:c="3"/>5,252</text:p>
          </table:table-cell>
          <table:table-cell table:style-name="ce35" office:value-type="float" office:value="3206" calcext:value-type="float">
            <text:p><text:s text:c="3"/>3,206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3185" calcext:value-type="float">
            <text:p><text:s text:c="3"/>3,185</text:p>
          </table:table-cell>
          <table:table-cell table:style-name="ce35" office:value-type="float" office:value="4692" calcext:value-type="float">
            <text:p><text:s text:c="3"/>4,692</text:p>
          </table:table-cell>
          <table:table-cell table:style-name="ce35" office:value-type="float" office:value="4248" calcext:value-type="float">
            <text:p><text:s text:c="3"/>4,248</text:p>
          </table:table-cell>
          <table:table-cell table:style-name="ce35" office:value-type="float" office:value="4247" calcext:value-type="float">
            <text:p><text:s text:c="3"/>4,24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80" calcext:value-type="float">
            <text:p><text:s text:c="3"/>180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162" calcext:value-type="float">
            <text:p><text:s text:c="3"/>162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56" calcext:value-type="float">
            <text:p><text:s text:c="3"/>256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117" calcext:value-type="float">
            <text:p><text:s text:c="3"/>117</text:p>
          </table:table-cell>
          <table:table-cell table:style-name="ce35" office:value-type="float" office:value="140" calcext:value-type="float">
            <text:p><text:s text:c="3"/>14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139" calcext:value-type="float">
            <text:p><text:s text:c="3"/>139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9852" calcext:value-type="float">
            <text:p><text:s text:c="3"/>89,852</text:p>
          </table:table-cell>
          <table:table-cell table:style-name="ce36" office:value-type="float" office:value="84228" calcext:value-type="float">
            <text:p><text:s text:c="3"/>84,228</text:p>
          </table:table-cell>
          <table:table-cell table:style-name="ce36" office:value-type="float" office:value="84188" calcext:value-type="float">
            <text:p><text:s text:c="3"/>84,188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104" calcext:value-type="float">
            <text:p><text:s text:c="3"/>1,104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1056" calcext:value-type="float">
            <text:p><text:s text:c="3"/>1,056</text:p>
          </table:table-cell>
          <table:table-cell table:style-name="ce36" office:value-type="float" office:value="640" calcext:value-type="float">
            <text:p><text:s text:c="3"/>640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601" calcext:value-type="float">
            <text:p><text:s text:c="3"/>601</text:p>
          </table:table-cell>
          <table:table-cell table:style-name="ce36" office:value-type="float" office:value="3880" calcext:value-type="float">
            <text:p><text:s text:c="3"/>3,88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828" calcext:value-type="float">
            <text:p><text:s text:c="3"/>3,828</text:p>
          </table:table-cell>
          <table:table-cell table:style-name="ce36" office:value-type="float" office:value="1174" calcext:value-type="float">
            <text:p><text:s text:c="3"/>1,174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141" calcext:value-type="float">
            <text:p><text:s text:c="3"/>1,141</text:p>
          </table:table-cell>
          <table:table-cell table:style-name="ce36" office:value-type="float" office:value="2706" calcext:value-type="float">
            <text:p><text:s text:c="3"/>2,706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687" calcext:value-type="float">
            <text:p><text:s text:c="3"/>2,687</text:p>
          </table:table-cell>
          <table:table-cell table:style-name="ce36" office:value-type="float" office:value="88270" calcext:value-type="float">
            <text:p><text:s text:c="3"/>88,270</text:p>
          </table:table-cell>
          <table:table-cell table:style-name="ce36" office:value-type="float" office:value="82887" calcext:value-type="float">
            <text:p><text:s text:c="3"/>82,887</text:p>
          </table:table-cell>
          <table:table-cell table:style-name="ce36" office:value-type="float" office:value="82848" calcext:value-type="float">
            <text:p><text:s text:c="3"/>82,848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104" calcext:value-type="float">
            <text:p><text:s text:c="3"/>1,104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1056" calcext:value-type="float">
            <text:p><text:s text:c="3"/>1,056</text:p>
          </table:table-cell>
          <table:table-cell table:style-name="ce36" office:value-type="float" office:value="561" calcext:value-type="float">
            <text:p><text:s text:c="3"/>561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533" calcext:value-type="float">
            <text:p><text:s text:c="3"/>533</text:p>
          </table:table-cell>
          <table:table-cell table:style-name="ce36" office:value-type="float" office:value="3718" calcext:value-type="float">
            <text:p><text:s text:c="3"/>3,71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3668" calcext:value-type="float">
            <text:p><text:s text:c="3"/>3,668</text:p>
          </table:table-cell>
          <table:table-cell table:style-name="ce36" office:value-type="float" office:value="1123" calcext:value-type="float">
            <text:p><text:s text:c="3"/>1,123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091" calcext:value-type="float">
            <text:p><text:s text:c="3"/>1,091</text:p>
          </table:table-cell>
          <table:table-cell table:style-name="ce36" office:value-type="float" office:value="2595" calcext:value-type="float">
            <text:p><text:s text:c="3"/>2,595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577" calcext:value-type="float">
            <text:p><text:s text:c="3"/>2,577</text:p>
          </table:table-cell>
          <table:table-cell table:style-name="ce36" office:value-type="float" office:value="1582" calcext:value-type="float">
            <text:p><text:s text:c="3"/>1,582</text:p>
          </table:table-cell>
          <table:table-cell table:style-name="ce36" office:value-type="float" office:value="1341" calcext:value-type="float">
            <text:p><text:s text:c="3"/>1,341</text:p>
          </table:table-cell>
          <table:table-cell table:style-name="ce36" office:value-type="float" office:value="1340" calcext:value-type="float">
            <text:p><text:s text:c="3"/>1,340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9" calcext:value-type="float">
            <text:p><text:s text:c="3"/>79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110" calcext:value-type="float">
            <text:p><text:s text:c="3"/>11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1380" calcext:value-type="float">
            <text:p><text:s text:c="3"/>91,380</text:p>
          </table:table-cell>
          <table:table-cell table:style-name="ce36" office:value-type="float" office:value="80039" calcext:value-type="float">
            <text:p><text:s text:c="3"/>80,039</text:p>
          </table:table-cell>
          <table:table-cell table:style-name="ce36" office:value-type="float" office:value="80021" calcext:value-type="float">
            <text:p><text:s text:c="3"/>80,021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4548" calcext:value-type="float">
            <text:p><text:s text:c="3"/>4,548</text:p>
          </table:table-cell>
          <table:table-cell table:style-name="ce36" office:value-type="float" office:value="711" calcext:value-type="float">
            <text:p><text:s text:c="3"/>711</text:p>
          </table:table-cell>
          <table:table-cell table:style-name="ce36" office:value-type="float" office:value="3837" calcext:value-type="float">
            <text:p><text:s text:c="3"/>3,837</text:p>
          </table:table-cell>
          <table:table-cell table:style-name="ce36" office:value-type="float" office:value="763" calcext:value-type="float">
            <text:p><text:s text:c="3"/>763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714" calcext:value-type="float">
            <text:p><text:s text:c="3"/>714</text:p>
          </table:table-cell>
          <table:table-cell table:style-name="ce36" office:value-type="float" office:value="6030" calcext:value-type="float">
            <text:p><text:s text:c="3"/>6,030</text:p>
          </table:table-cell>
          <table:table-cell table:style-name="ce36" office:value-type="float" office:value="1165" calcext:value-type="float">
            <text:p><text:s text:c="3"/>1,165</text:p>
          </table:table-cell>
          <table:table-cell table:style-name="ce36" office:value-type="float" office:value="4865" calcext:value-type="float">
            <text:p><text:s text:c="3"/>4,865</text:p>
          </table:table-cell>
          <table:table-cell table:style-name="ce36" office:value-type="float" office:value="5390" calcext:value-type="float">
            <text:p><text:s text:c="3"/>5,390</text:p>
          </table:table-cell>
          <table:table-cell table:style-name="ce36" office:value-type="float" office:value="1162" calcext:value-type="float">
            <text:p><text:s text:c="3"/>1,162</text:p>
          </table:table-cell>
          <table:table-cell table:style-name="ce36" office:value-type="float" office:value="4228" calcext:value-type="float">
            <text:p><text:s text:c="3"/>4,228</text:p>
          </table:table-cell>
          <table:table-cell table:style-name="ce36" office:value-type="float" office:value="640" calcext:value-type="float">
            <text:p><text:s text:c="3"/>64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37" calcext:value-type="float">
            <text:p><text:s text:c="3"/>637</text:p>
          </table:table-cell>
          <table:table-cell table:style-name="ce36" office:value-type="float" office:value="88270" calcext:value-type="float">
            <text:p><text:s text:c="3"/>88,270</text:p>
          </table:table-cell>
          <table:table-cell table:style-name="ce36" office:value-type="float" office:value="77132" calcext:value-type="float">
            <text:p><text:s text:c="3"/>77,132</text:p>
          </table:table-cell>
          <table:table-cell table:style-name="ce36" office:value-type="float" office:value="77114" calcext:value-type="float">
            <text:p><text:s text:c="3"/>77,114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4546" calcext:value-type="float">
            <text:p><text:s text:c="3"/>4,546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3837" calcext:value-type="float">
            <text:p><text:s text:c="3"/>3,837</text:p>
          </table:table-cell>
          <table:table-cell table:style-name="ce36" office:value-type="float" office:value="662" calcext:value-type="float">
            <text:p><text:s text:c="3"/>662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620" calcext:value-type="float">
            <text:p><text:s text:c="3"/>620</text:p>
          </table:table-cell>
          <table:table-cell table:style-name="ce36" office:value-type="float" office:value="5930" calcext:value-type="float">
            <text:p><text:s text:c="3"/>5,930</text:p>
          </table:table-cell>
          <table:table-cell table:style-name="ce36" office:value-type="float" office:value="1161" calcext:value-type="float">
            <text:p><text:s text:c="3"/>1,161</text:p>
          </table:table-cell>
          <table:table-cell table:style-name="ce36" office:value-type="float" office:value="4769" calcext:value-type="float">
            <text:p><text:s text:c="3"/>4,769</text:p>
          </table:table-cell>
          <table:table-cell table:style-name="ce36" office:value-type="float" office:value="5319" calcext:value-type="float">
            <text:p><text:s text:c="3"/>5,319</text:p>
          </table:table-cell>
          <table:table-cell table:style-name="ce36" office:value-type="float" office:value="1158" calcext:value-type="float">
            <text:p><text:s text:c="3"/>1,158</text:p>
          </table:table-cell>
          <table:table-cell table:style-name="ce36" office:value-type="float" office:value="4161" calcext:value-type="float">
            <text:p><text:s text:c="3"/>4,161</text:p>
          </table:table-cell>
          <table:table-cell table:style-name="ce36" office:value-type="float" office:value="611" calcext:value-type="float">
            <text:p><text:s text:c="3"/>61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08" calcext:value-type="float">
            <text:p><text:s text:c="3"/>608</text:p>
          </table:table-cell>
          <table:table-cell table:style-name="ce36" office:value-type="float" office:value="3110" calcext:value-type="float">
            <text:p><text:s text:c="3"/>3,110</text:p>
          </table:table-cell>
          <table:table-cell table:number-columns-repeated="2" table:style-name="ce36" office:value-type="float" office:value="2907" calcext:value-type="float">
            <text:p><text:s text:c="3"/>2,90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96" calcext:value-type="float">
            <text:p><text:s text:c="3"/>96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19001" calcext:value-type="float">
            <text:p><text:s text:c="3"/>19,00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18623" calcext:value-type="float">
            <text:p><text:s text:c="3"/>18,6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43" calcext:value-type="float">
            <text:p><text:s text:c="3"/>443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number-columns-repeated="2" table:style-name="ce37" office:value-type="float" office:value="378" calcext:value-type="float">
            <text:p><text:s text:c="3"/>37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9535" calcext:value-type="float">
            <text:p><text:s text:c="3"/>9,5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7" calcext:value-type="float">
            <text:p><text:s text:c="3"/>4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7" calcext:value-type="float">
            <text:p><text:s text:c="3"/>1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9349" calcext:value-type="float">
            <text:p><text:s text:c="3"/>9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9088" calcext:value-type="float">
            <text:p><text:s text:c="3"/>9,08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number-columns-repeated="2" table:style-name="ce38" office:value-type="float" office:value="261" calcext:value-type="float">
            <text:p><text:s text:c="3"/>26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20045" calcext:value-type="float">
            <text:p><text:s text:c="3"/>20,0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39" calcext:value-type="float">
            <text:p><text:s text:c="3"/>939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19548" calcext:value-type="float">
            <text:p><text:s text:c="3"/>19,54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14" calcext:value-type="float">
            <text:p><text:s text:c="3"/>914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97" calcext:value-type="float">
            <text:p><text:s text:c="3"/>4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0123" calcext:value-type="float">
            <text:p><text:s text:c="3"/>10,1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9988" calcext:value-type="float">
            <text:p><text:s text:c="3"/>9,98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2" calcext:value-type="float">
            <text:p><text:s text:c="3"/>45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number-columns-repeated="2" table:style-name="ce38" office:value-type="float" office:value="9922" calcext:value-type="float">
            <text:p><text:s text:c="3"/>9,9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number-columns-repeated="2" table:style-name="ce38" office:value-type="float" office:value="9560" calcext:value-type="float">
            <text:p><text:s text:c="3"/>9,56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2" calcext:value-type="float">
            <text:p><text:s text:c="3"/>36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21696" calcext:value-type="float">
            <text:p><text:s text:c="3"/>21,69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124" calcext:value-type="float">
            <text:p><text:s text:c="3"/>1,124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97" calcext:value-type="float">
            <text:p><text:s text:c="3"/>69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7" calcext:value-type="float">
            <text:p><text:s text:c="3"/>427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21181" calcext:value-type="float">
            <text:p><text:s text:c="3"/>21,18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87" calcext:value-type="float">
            <text:p><text:s text:c="3"/>1,087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80" calcext:value-type="float">
            <text:p><text:s text:c="3"/>680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number-columns-repeated="2" table:style-name="ce37" office:value-type="float" office:value="515" calcext:value-type="float">
            <text:p><text:s text:c="3"/>51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11048" calcext:value-type="float">
            <text:p><text:s text:c="3"/>11,04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0899" calcext:value-type="float">
            <text:p><text:s text:c="3"/>10,8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49" calcext:value-type="float">
            <text:p><text:s text:c="3"/>14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10648" calcext:value-type="float">
            <text:p><text:s text:c="3"/>10,6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34" calcext:value-type="float">
            <text:p><text:s text:c="3"/>634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10282" calcext:value-type="float">
            <text:p><text:s text:c="3"/>10,2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11503" calcext:value-type="float">
            <text:p><text:s text:c="3"/>11,50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77" calcext:value-type="float">
            <text:p><text:s text:c="3"/>877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0" calcext:value-type="float">
            <text:p><text:s text:c="3"/>340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11154" calcext:value-type="float">
            <text:p><text:s text:c="3"/>11,15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852" calcext:value-type="float">
            <text:p><text:s text:c="3"/>852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30" calcext:value-type="float">
            <text:p><text:s text:c="3"/>53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number-columns-repeated="2" table:style-name="ce37" office:value-type="float" office:value="349" calcext:value-type="float">
            <text:p><text:s text:c="3"/>34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number-columns-repeated="2" table:style-name="ce38" office:value-type="float" office:value="5986" calcext:value-type="float">
            <text:p><text:s text:c="3"/>5,9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number-columns-repeated="2" table:style-name="ce38" office:value-type="float" office:value="5850" calcext:value-type="float">
            <text:p><text:s text:c="3"/>5,8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3" calcext:value-type="float">
            <text:p><text:s text:c="3"/>253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number-columns-repeated="2" table:style-name="ce38" office:value-type="float" office:value="136" calcext:value-type="float">
            <text:p><text:s text:c="3"/>13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517" calcext:value-type="float">
            <text:p><text:s text:c="3"/>5,5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5304" calcext:value-type="float">
            <text:p><text:s text:c="3"/>5,30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29" calcext:value-type="float">
            <text:p><text:s text:c="3"/>42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number-columns-repeated="2" table:style-name="ce38" office:value-type="float" office:value="213" calcext:value-type="float">
            <text:p><text:s text:c="3"/>21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25752" calcext:value-type="float">
            <text:p><text:s text:c="3"/>25,7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659" calcext:value-type="float">
            <text:p><text:s text:c="3"/>65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25129" calcext:value-type="float">
            <text:p><text:s text:c="3"/>25,12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1015" calcext:value-type="float">
            <text:p><text:s text:c="3"/>1,01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23" calcext:value-type="float">
            <text:p><text:s text:c="3"/>6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13115" calcext:value-type="float">
            <text:p><text:s text:c="3"/>13,1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12934" calcext:value-type="float">
            <text:p><text:s text:c="3"/>12,9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number-columns-repeated="2" table:style-name="ce38" office:value-type="float" office:value="181" calcext:value-type="float">
            <text:p><text:s text:c="3"/>18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12637" calcext:value-type="float">
            <text:p><text:s text:c="3"/>12,6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12195" calcext:value-type="float">
            <text:p><text:s text:c="3"/>12,1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number-columns-repeated="2" table:style-name="ce38" office:value-type="float" office:value="442" calcext:value-type="float">
            <text:p><text:s text:c="3"/>44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17615" calcext:value-type="float">
            <text:p><text:s text:c="3"/>17,615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17142" calcext:value-type="float">
            <text:p><text:s text:c="3"/>17,14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9068" calcext:value-type="float">
            <text:p><text:s text:c="3"/>9,06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8912" calcext:value-type="float">
            <text:p><text:s text:c="3"/>8,9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56" calcext:value-type="float">
            <text:p><text:s text:c="3"/>15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8547" calcext:value-type="float">
            <text:p><text:s text:c="3"/>8,5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15" calcext:value-type="float">
            <text:p><text:s text:c="3"/>515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8230" calcext:value-type="float">
            <text:p><text:s text:c="3"/>8,23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number-columns-repeated="2" table:style-name="ce38" office:value-type="float" office:value="317" calcext:value-type="float">
            <text:p><text:s text:c="3"/>3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18377" calcext:value-type="float">
            <text:p><text:s text:c="3"/>18,377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17915" calcext:value-type="float">
            <text:p><text:s text:c="3"/>17,91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27" calcext:value-type="float">
            <text:p><text:s text:c="3"/>62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9480" calcext:value-type="float">
            <text:p><text:s text:c="3"/>9,4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9332" calcext:value-type="float">
            <text:p><text:s text:c="3"/>9,33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8897" calcext:value-type="float">
            <text:p><text:s text:c="3"/>8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8583" calcext:value-type="float">
            <text:p><text:s text:c="3"/>8,5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number-columns-repeated="2" table:style-name="ce38" office:value-type="float" office:value="314" calcext:value-type="float">
            <text:p><text:s text:c="3"/>31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13395" calcext:value-type="float">
            <text:p><text:s text:c="3"/>13,3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63" calcext:value-type="float">
            <text:p><text:s text:c="3"/>663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12928" calcext:value-type="float">
            <text:p><text:s text:c="3"/>12,92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number-columns-repeated="2" table:style-name="ce37" office:value-type="float" office:value="467" calcext:value-type="float">
            <text:p><text:s text:c="3"/>46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7014" calcext:value-type="float">
            <text:p><text:s text:c="3"/>7,0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6853" calcext:value-type="float">
            <text:p><text:s text:c="3"/>6,8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61" calcext:value-type="float">
            <text:p><text:s text:c="3"/>16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6381" calcext:value-type="float">
            <text:p><text:s text:c="3"/>6,38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609" calcext:value-type="float">
            <text:p><text:s text:c="3"/>60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6075" calcext:value-type="float">
            <text:p><text:s text:c="3"/>6,0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06" calcext:value-type="float">
            <text:p><text:s text:c="3"/>30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16825" calcext:value-type="float">
            <text:p><text:s text:c="3"/>16,8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16342" calcext:value-type="float">
            <text:p><text:s text:c="3"/>16,34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87" calcext:value-type="float">
            <text:p><text:s text:c="3"/>587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number-columns-repeated="2" table:style-name="ce37" office:value-type="float" office:value="483" calcext:value-type="float">
            <text:p><text:s text:c="3"/>48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8545" calcext:value-type="float">
            <text:p><text:s text:c="3"/>8,5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57" calcext:value-type="float">
            <text:p><text:s text:c="3"/>15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8123" calcext:value-type="float">
            <text:p><text:s text:c="3"/>8,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7797" calcext:value-type="float">
            <text:p><text:s text:c="3"/>7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6" calcext:value-type="float">
            <text:p><text:s text:c="3"/>32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2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240" meta:object-count="0"/>
    <meta:generator>LibreOffice/6.4.7.2$Linux_X86_64 LibreOffice_project/40$Build-2</meta:generator>
  </office:meta>
</office:document-meta>
</file>